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-윤고딕120" svg:font-family="-윤고딕120" style:font-family-generic="roman" style:font-pitch="variable"/>
    <style:font-face style:name="-윤고딕1201" svg:font-family="-윤고딕120" style:font-family-generic="system" style:font-pitch="variable"/>
    <style:font-face style:name="-윤명조150" svg:font-family="-윤명조150" style:font-family-generic="roman" style:font-pitch="variable"/>
    <style:font-face style:name="-윤명조1501" svg:font-family="-윤명조150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CI Poppy" svg:font-family="'HCI Poppy'" style:font-family-generic="roman" style:font-pitch="variable"/>
    <style:font-face style:name="HY신명조" svg:font-family="HY신명조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  <style:font-face style:name="Yoon가변 윤고딕 310_TT" svg:font-family="'Yoon가변 윤고딕 310_TT'" style:font-family-generic="roman" style:font-pitch="variable"/>
    <style:font-face style:name="Yoon가변 윤고딕 310_TT1" svg:font-family="'Yoon가변 윤고딕 310_TT'" style:font-family-generic="system" style:font-pitch="variable"/>
    <style:font-face style:name="굴림" svg:font-family="굴림" style:font-family-generic="roman" style:font-pitch="variable"/>
    <style:font-face style:name="굴림1" svg:font-family="굴림" style:font-family-generic="system" style:font-pitch="variable"/>
    <style:font-face style:name="굴림체" svg:font-family="굴림체" style:font-family-generic="roman" style:font-pitch="variable"/>
    <style:font-face style:name="굴림체1" svg:font-family="굴림체" style:font-family-generic="system" style:font-pitch="variable"/>
    <style:font-face style:name="돋움" svg:font-family="돋움" style:font-family-generic="roman" style:font-pitch="variable"/>
    <style:font-face style:name="돋움1" svg:font-family="돋움" style:font-family-generic="system" style:font-pitch="variable"/>
    <style:font-face style:name="돋움체" svg:font-family="돋움체" style:font-family-generic="roman" style:font-pitch="variable"/>
    <style:font-face style:name="돋움체1" svg:font-family="돋움체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  <style:font-face style:name="바탕1" svg:font-family="바탕" style:font-family-generic="system" style:font-pitch="variable"/>
    <style:font-face style:name="산세리프" svg:font-family="산세리프" style:font-family-generic="roman" style:font-pitch="variable"/>
    <style:font-face style:name="신명 신문명조" svg:font-family="'신명 신문명조'" style:font-family-generic="roman" style:font-pitch="variable"/>
    <style:font-face style:name="신명 신문명조1" svg:font-family="'신명 신문명조'" style:font-family-generic="system" style:font-pitch="variable"/>
    <style:font-face style:name="한양견고딕" svg:font-family="한양견고딕" style:font-family-generic="roman" style:font-pitch="variable"/>
    <style:font-face style:name="한양견고딕1" svg:font-family="한양견고딕" style:font-family-generic="system" style:font-pitch="variable"/>
    <style:font-face style:name="한양신명조" svg:font-family="한양신명조" style:font-family-generic="roman" style:font-pitch="variable"/>
    <style:font-face style:name="한양신명조1" svg:font-family="한양신명조" style:font-family-generic="system" style:font-pitch="variable"/>
    <style:font-face style:name="한양중고딕" svg:font-family="한양중고딕" style:font-family-generic="roman" style:font-pitch="variable"/>
    <style:font-face style:name="한양중고딕1" svg:font-family="한양중고딕" style:font-family-generic="system" style:font-pitch="variable"/>
    <style:font-face style:name="한컴바탕" svg:font-family="한컴바탕" style:font-family-generic="system" style:font-pitch="variable"/>
    <style:font-face style:name="함초롬바탕" svg:font-family="함초롬바탕" style:font-family-generic="roman" style:font-pitch="variable"/>
    <style:font-face style:name="함초롬바탕1" svg:font-family="함초롬바탕" style:font-family-generic="system" style:font-pitch="variable"/>
    <style:font-face style:name="휴먼명조" svg:font-family="휴먼명조" style:font-family-generic="roman" style:font-pitch="variable"/>
    <style:font-face style:name="휴먼명조1" svg:font-family="휴먼명조" style:font-family-generic="system" style:font-pitch="variable"/>
  </office:font-face-decls>
  <office:automatic-styles>
    <style:style style:name="Table1" style:family="table">
      <style:table-properties style:width="6.6208in" fo:margin-left="0in" fo:margin-top="0in" fo:margin-bottom="0in" table:align="left" style:writing-mode="page"/>
    </style:style>
    <style:style style:name="Table1.A" style:family="table-column">
      <style:table-column-properties style:column-width="0.0785in"/>
    </style:style>
    <style:style style:name="Table1.B" style:family="table-column">
      <style:table-column-properties style:column-width="0.1181in"/>
    </style:style>
    <style:style style:name="Table1.C" style:family="table-column">
      <style:table-column-properties style:column-width="0.1694in"/>
    </style:style>
    <style:style style:name="Table1.D" style:family="table-column">
      <style:table-column-properties style:column-width="0.5618in"/>
    </style:style>
    <style:style style:name="Table1.E" style:family="table-column">
      <style:table-column-properties style:column-width="0.8257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1257in"/>
    </style:style>
    <style:style style:name="Table1.H" style:family="table-column">
      <style:table-column-properties style:column-width="0.1201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0403in"/>
    </style:style>
    <style:style style:name="Table1.K" style:family="table-column">
      <style:table-column-properties style:column-width="0.2438in"/>
    </style:style>
    <style:style style:name="Table1.L" style:family="table-column">
      <style:table-column-properties style:column-width="0.0792in"/>
    </style:style>
    <style:style style:name="Table1.M" style:family="table-column">
      <style:table-column-properties style:column-width="0.1618in"/>
    </style:style>
    <style:style style:name="Table1.N" style:family="table-column">
      <style:table-column-properties style:column-width="0.1243in"/>
    </style:style>
    <style:style style:name="Table1.O" style:family="table-column">
      <style:table-column-properties style:column-width="0.1764in"/>
    </style:style>
    <style:style style:name="Table1.P" style:family="table-column">
      <style:table-column-properties style:column-width="0.2847in"/>
    </style:style>
    <style:style style:name="Table1.Q" style:family="table-column">
      <style:table-column-properties style:column-width="0.0361in"/>
    </style:style>
    <style:style style:name="Table1.R" style:family="table-column">
      <style:table-column-properties style:column-width="0.2354in"/>
    </style:style>
    <style:style style:name="Table1.S" style:family="table-column">
      <style:table-column-properties style:column-width="0.3097in"/>
    </style:style>
    <style:style style:name="Table1.T" style:family="table-column">
      <style:table-column-properties style:column-width="0.2403in"/>
    </style:style>
    <style:style style:name="Table1.V" style:family="table-column">
      <style:table-column-properties style:column-width="0.2375in"/>
    </style:style>
    <style:style style:name="Table1.W" style:family="table-column">
      <style:table-column-properties style:column-width="0.1208in"/>
    </style:style>
    <style:style style:name="Table1.Y" style:family="table-column">
      <style:table-column-properties style:column-width="0.1083in"/>
    </style:style>
    <style:style style:name="Table1.Z" style:family="table-column">
      <style:table-column-properties style:column-width="0.1965in"/>
    </style:style>
    <style:style style:name="Table1.a" style:family="table-column">
      <style:table-column-properties style:column-width="0.1222in"/>
    </style:style>
    <style:style style:name="Table1.b" style:family="table-column">
      <style:table-column-properties style:column-width="0.1174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0.4215in"/>
    </style:style>
    <style:style style:name="Table1.1" style:family="table-row">
      <style:table-row-properties style:min-row-height="0.1701in" fo:keep-together="auto"/>
    </style:style>
    <style:style style:name="Table1.A1" style:family="table-cell">
      <style:table-cell-properties style:vertical-align="middle" fo:padding-left="0.0194in" fo:padding-right="0.0194in" fo:padding-top="0.016in" fo:padding-bottom="0.016in" fo:border-left="none" fo:border-right="0.35pt solid #000000" fo:border-top="0.35pt solid #000000" fo:border-bottom="0.35pt solid #000000"/>
    </style:style>
    <style:style style:name="Table1.F1" style:family="table-cell">
      <style:table-cell-properties style:vertical-align="middle" fo:padding-left="0.0194in" fo:padding-right="0.0194in" fo:padding-top="0.016in" fo:padding-bottom="0.016in" fo:border="0.35pt solid #000000"/>
    </style:style>
    <style:style style:name="Table1.R1" style:family="table-cell">
      <style:table-cell-properties style:vertical-align="middle" fo:padding-left="0.0194in" fo:padding-right="0.0194in" fo:padding-top="0.016in" fo:padding-bottom="0.016in" fo:border-left="0.35pt solid #000000" fo:border-right="0.25pt solid #000000" fo:border-top="0.35pt solid #000000" fo:border-bottom="0.35pt solid #000000"/>
    </style:style>
    <style:style style:name="Table1.Y1" style:family="table-cell">
      <style:table-cell-properties style:vertical-align="middle" fo:background-color="#d6d6d6" fo:padding-left="0.0194in" fo:padding-right="0.0194in" fo:padding-top="0.016in" fo:padding-bottom="0.016in" fo:border-left="0.25pt solid #000000" fo:border-right="none" fo:border-top="0.35pt solid #000000" fo:border-bottom="0.35pt solid #000000">
        <style:background-image/>
      </style:table-cell-properties>
    </style:style>
    <style:style style:name="Table1.2" style:family="table-row">
      <style:table-row-properties style:min-row-height="0.1806in" fo:keep-together="auto"/>
    </style:style>
    <style:style style:name="Table1.A2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R2" style:family="table-cell">
      <style:table-cell-properties fo:padding-left="0.0708in" fo:padding-right="0.0708in" fo:padding-top="0.0194in" fo:padding-bottom="0.0194in" fo:border-left="0.35pt solid #000000" fo:border-right="0.25pt solid #000000" fo:border-top="0.35pt solid #000000" fo:border-bottom="0.35pt solid #000000"/>
    </style:style>
    <style:style style:name="Table1.Y2" style:family="table-cell">
      <style:table-cell-properties style:vertical-align="middle" fo:padding-left="0.0194in" fo:padding-right="0.0194in" fo:padding-top="0.016in" fo:padding-bottom="0.016in" fo:border-left="0.25pt solid #000000" fo:border-right="none" fo:border-top="0.35pt solid #000000" fo:border-bottom="0.35pt solid #000000"/>
    </style:style>
    <style:style style:name="Table1.A3" style:family="table-cell">
      <style:table-cell-properties style:vertical-align="middle" fo:background-color="#e6e6e6" fo:padding-left="0.0194in" fo:padding-right="0.0194in" fo:padding-top="0.016in" fo:padding-bottom="0.016in" fo:border-left="none" fo:border-right="0.35pt solid #000000" fo:border-top="0.35pt solid #000000" fo:border-bottom="0.35pt solid #000000">
        <style:background-image/>
      </style:table-cell-properties>
    </style:style>
    <style:style style:name="Table1.P3" style:family="table-cell">
      <style:table-cell-properties style:vertical-align="middle" fo:background-color="#e6e6e6" fo:padding-left="0.0194in" fo:padding-right="0.0194in" fo:padding-top="0.016in" fo:padding-bottom="0.016in" fo:border="0.35pt solid #000000">
        <style:background-image/>
      </style:table-cell-properties>
    </style:style>
    <style:style style:name="Table1.W3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W4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P5" style:family="table-cell">
      <style:table-cell-properties fo:padding-left="0.0708in" fo:padding-right="0.0708in" fo:padding-top="0.0194in" fo:padding-bottom="0.0194in" fo:border="0.35pt solid #000000"/>
    </style:style>
    <style:style style:name="Table1.W5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6" style:family="table-row">
      <style:table-row-properties style:min-row-height="0.2813in" fo:keep-together="auto"/>
    </style:style>
    <style:style style:name="Table1.W6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7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W7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F8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9" style:family="table-row">
      <style:table-row-properties style:min-row-height="0.2938in" fo:keep-together="auto"/>
    </style:style>
    <style:style style:name="Table1.d9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0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d10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K11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2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K12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K13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4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K14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5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6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a16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17" style:family="table-row">
      <style:table-row-properties style:min-row-height="0.1389in" fo:keep-together="auto"/>
    </style:style>
    <style:style style:name="Table1.A17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a17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8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19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a19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0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a20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N21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2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2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3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3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4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4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25" style:family="table-row">
      <style:table-row-properties style:min-row-height="0.0313in" fo:keep-together="auto"/>
    </style:style>
    <style:style style:name="Table1.A25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5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6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6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7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7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28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N28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29" style:family="table-row">
      <style:table-row-properties style:min-row-height="0.2097in" fo:keep-together="auto"/>
    </style:style>
    <style:style style:name="Table1.A29" style:family="table-cell">
      <style:table-cell-properties style:vertical-align="middle" fo:background-color="#e6e6e6" fo:padding-left="0.0194in" fo:padding-right="0.0194in" fo:padding-top="0.016in" fo:padding-bottom="0.016in" fo:border-left="none" fo:border-right="0.35pt solid #000000" fo:border-top="0.35pt solid #000000" fo:border-bottom="none">
        <style:background-image/>
      </style:table-cell-properties>
    </style:style>
    <style:style style:name="Table1.T29" style:family="table-cell">
      <style:table-cell-properties style:vertical-align="middle" fo:background-color="#e6e6e6" fo:padding-left="0.0194in" fo:padding-right="0.0194in" fo:padding-top="0.016in" fo:padding-bottom="0.016in" fo:border-left="0.35pt solid #000000" fo:border-right="none" fo:border-top="0.35pt solid #000000" fo:border-bottom="0.35pt solid #000000">
        <style:background-image/>
      </style:table-cell-properties>
    </style:style>
    <style:style style:name="Table1.A30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none"/>
    </style:style>
    <style:style style:name="Table1.T30" style:family="table-cell">
      <style:table-cell-properties fo:padding-left="0.0708in" fo:padding-right="0.0708in" fo:padding-top="0.0194in" fo:padding-bottom="0.0194in" fo:border-left="0.35pt solid #000000" fo:border-right="none" fo:border-top="0.35pt solid #000000" fo:border-bottom="0.35pt solid #000000"/>
    </style:style>
    <style:style style:name="Table1.31" style:family="table-row">
      <style:table-row-properties style:min-row-height="0.3507in" fo:keep-together="auto"/>
    </style:style>
    <style:style style:name="Table1.A31" style:family="table-cell">
      <style:table-cell-properties style:vertical-align="middle" fo:background-color="#e6e6e6" fo:padding-left="0.0194in" fo:padding-right="0.0194in" fo:padding-top="0.016in" fo:padding-bottom="0.016in" fo:border-left="none" fo:border-right="0.35pt solid #000000" fo:border-top="none" fo:border-bottom="none">
        <style:background-image/>
      </style:table-cell-properties>
    </style:style>
    <style:style style:name="Table1.B31" style:family="table-cell">
      <style:table-cell-properties style:vertical-align="middle" fo:background-color="#e6e6e6" fo:padding-left="0.0194in" fo:padding-right="0.0194in" fo:padding-top="0.016in" fo:padding-bottom="0.016in" fo:border-left="0.35pt solid #000000" fo:border-right="0.35pt solid #000000" fo:border-top="0.25pt solid #000000" fo:border-bottom="0.25pt solid #000000">
        <style:background-image/>
      </style:table-cell-properties>
    </style:style>
    <style:style style:name="Table1.A32" style:family="table-cell">
      <style:table-cell-properties style:vertical-align="middle" fo:background-color="#e6e6e6" fo:padding-left="0.0194in" fo:padding-right="0.0194in" fo:padding-top="0.016in" fo:padding-bottom="0.016in" fo:border-left="none" fo:border-right="0.35pt solid #000000" fo:border-top="none" fo:border-bottom="0.35pt solid #000000">
        <style:background-image/>
      </style:table-cell-properties>
    </style:style>
    <style:style style:name="Table1.B32" style:family="table-cell">
      <style:table-cell-properties style:vertical-align="middle" fo:background-color="#e6e6e6" fo:padding-left="0.0194in" fo:padding-right="0.0194in" fo:padding-top="0.016in" fo:padding-bottom="0.016in" fo:border-left="0.35pt solid #000000" fo:border-right="0.35pt solid #000000" fo:border-top="0.25pt solid #000000" fo:border-bottom="0.35pt solid #000000">
        <style:background-image/>
      </style:table-cell-properties>
    </style:style>
    <style:style style:name="Table1.b32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33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33" style:family="table-cell">
      <style:table-cell-properties fo:padding-left="0.0708in" fo:padding-right="0.0708in" fo:padding-top="0.0194in" fo:padding-bottom="0.0194in" fo:border-left="0.35pt solid #000000" fo:border-right="0.35pt solid #000000" fo:border-top="0.25pt solid #000000" fo:border-bottom="0.35pt solid #000000"/>
    </style:style>
    <style:style style:name="Table1.b33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34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34" style:family="table-cell">
      <style:table-cell-properties fo:padding-left="0.0708in" fo:padding-right="0.0708in" fo:padding-top="0.0194in" fo:padding-bottom="0.0194in" fo:border-left="0.35pt solid #000000" fo:border-right="0.35pt solid #000000" fo:border-top="0.25pt solid #000000" fo:border-bottom="0.35pt solid #000000"/>
    </style:style>
    <style:style style:name="Table1.b34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35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35" style:family="table-cell">
      <style:table-cell-properties fo:padding-left="0.0708in" fo:padding-right="0.0708in" fo:padding-top="0.0194in" fo:padding-bottom="0.0194in" fo:border-left="0.35pt solid #000000" fo:border-right="0.35pt solid #000000" fo:border-top="0.25pt solid #000000" fo:border-bottom="0.35pt solid #000000"/>
    </style:style>
    <style:style style:name="Table1.b35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36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36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37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37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39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none"/>
    </style:style>
    <style:style style:name="Table1.F39" style:family="table-cell">
      <style:table-cell-properties fo:padding-left="0.0708in" fo:padding-right="0.0708in" fo:padding-top="0.0194in" fo:padding-bottom="0.0194in" fo:border="0.35pt solid #000000"/>
    </style:style>
    <style:style style:name="Table1.40" style:family="table-row">
      <style:table-row-properties style:min-row-height="0.1424in" fo:keep-together="auto"/>
    </style:style>
    <style:style style:name="Table1.c40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1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41" style:family="table-cell">
      <style:table-cell-properties fo:padding-left="0.0708in" fo:padding-right="0.0708in" fo:padding-top="0.0194in" fo:padding-bottom="0.0194in" fo:border="0.35pt solid #000000"/>
    </style:style>
    <style:style style:name="Table1.c41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2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42" style:family="table-cell">
      <style:table-cell-properties fo:padding-left="0.0708in" fo:padding-right="0.0708in" fo:padding-top="0.0194in" fo:padding-bottom="0.0194in" fo:border="0.35pt solid #000000"/>
    </style:style>
    <style:style style:name="Table1.c42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3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43" style:family="table-cell">
      <style:table-cell-properties fo:padding-left="0.0708in" fo:padding-right="0.0708in" fo:padding-top="0.0194in" fo:padding-bottom="0.0194in" fo:border="0.35pt solid #000000"/>
    </style:style>
    <style:style style:name="Table1.c43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4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c44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5" style:family="table-cell">
      <style:table-cell-properties fo:padding-left="0.0708in" fo:padding-right="0.0708in" fo:padding-top="0.0194in" fo:padding-bottom="0.0194in" fo:border-left="none" fo:border-right="0.35pt solid #000000" fo:border-top="none" fo:border-bottom="0.35pt solid #000000"/>
    </style:style>
    <style:style style:name="Table1.B45" style:family="table-cell">
      <style:table-cell-properties fo:padding-left="0.0708in" fo:padding-right="0.0708in" fo:padding-top="0.0194in" fo:padding-bottom="0.0194in" fo:border="0.35pt solid #000000"/>
    </style:style>
    <style:style style:name="Table1.c45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Z46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7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Z47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A48" style:family="table-cell">
      <style:table-cell-properties fo:padding-left="0.0708in" fo:padding-right="0.0708in" fo:padding-top="0.0194in" fo:padding-bottom="0.0194in" fo:border-left="none" fo:border-right="0.35pt solid #000000" fo:border-top="0.35pt solid #000000" fo:border-bottom="0.35pt solid #000000"/>
    </style:style>
    <style:style style:name="Table1.Z48" style:family="table-cell">
      <style:table-cell-properties style:vertical-align="middle" fo:padding-left="0.0194in" fo:padding-right="0.0194in" fo:padding-top="0.016in" fo:padding-bottom="0.016in" fo:border-left="0.35pt solid #000000" fo:border-right="none" fo:border-top="0.35pt solid #000000" fo:border-bottom="0.35pt solid #000000"/>
    </style:style>
    <style:style style:name="Table1.49" style:family="table-row">
      <style:table-row-properties style:min-row-height="2.1618in" fo:keep-together="auto"/>
    </style:style>
    <style:style style:name="Table1.A49" style:family="table-cell">
      <style:table-cell-properties style:vertical-align="middle" fo:padding-left="0.0194in" fo:padding-right="0.0194in" fo:padding-top="0.016in" fo:padding-bottom="0.016in" fo:border-left="none" fo:border-right="none" fo:border-top="0.35pt solid #000000" fo:border-bottom="0.35pt solid #000000"/>
    </style:style>
    <style:style style:name="P1" style:family="paragraph" style:parent-style-name="_2b_제목">
      <style:paragraph-properties fo:margin-left="0.25in" fo:margin-right="0in" fo:line-height="130%" fo:orphans="0" fo:widows="0" fo:text-indent="0in" style:auto-text-indent="false" style:snap-to-layout-grid="true">
        <style:tab-stops>
          <style:tab-stop style:position="0in"/>
          <style:tab-stop style:position="0.5555in"/>
          <style:tab-stop style:position="1.111in"/>
          <style:tab-stop style:position="1.6665in"/>
          <style:tab-stop style:position="2.222in"/>
          <style:tab-stop style:position="2.778in"/>
          <style:tab-stop style:position="3.3335in"/>
          <style:tab-stop style:position="3.889in"/>
          <style:tab-stop style:position="4.4445in"/>
          <style:tab-stop style:position="5in"/>
          <style:tab-stop style:position="5.5555in"/>
          <style:tab-stop style:position="6.111in"/>
          <style:tab-stop style:position="6.6665in"/>
          <style:tab-stop style:position="7.222in"/>
          <style:tab-stop style:position="7.778in"/>
          <style:tab-stop style:position="8.3335in"/>
          <style:tab-stop style:position="8.889in"/>
          <style:tab-stop style:position="9.4445in"/>
          <style:tab-stop style:position="10in"/>
          <style:tab-stop style:position="10.5555in"/>
          <style:tab-stop style:position="11.111in"/>
          <style:tab-stop style:position="11.6665in"/>
          <style:tab-stop style:position="12.222in"/>
          <style:tab-stop style:position="12.778in"/>
          <style:tab-stop style:position="13.3335in"/>
          <style:tab-stop style:position="13.889in"/>
          <style:tab-stop style:position="14.4445in"/>
          <style:tab-stop style:position="15in"/>
          <style:tab-stop style:position="15.5555in"/>
          <style:tab-stop style:position="16.111in"/>
          <style:tab-stop style:position="16.6665in"/>
          <style:tab-stop style:position="17.222in"/>
        </style:tab-stops>
      </style:paragraph-properties>
    </style:style>
    <style:style style:name="P2" style:family="paragraph" style:parent-style-name="_2b_제목">
      <style:paragraph-properties fo:line-height="130%" fo:text-align="justify" style:justify-single-word="false" fo:orphans="0" fo:widows="0"/>
      <style:text-properties fo:font-size="10pt" style:font-size-asian="10pt"/>
    </style:style>
    <style:style style:name="P3" style:family="paragraph" style:parent-style-name="_2b_제목">
      <style:paragraph-properties fo:line-height="130%" fo:text-align="justify" style:justify-single-word="false" fo:orphans="0" fo:widows="0"/>
      <style:text-properties fo:font-size="9pt" fo:letter-spacing="-0.0035in" style:font-size-asian="9pt"/>
    </style:style>
    <style:style style:name="P4" style:family="paragraph" style:parent-style-name="_2b_제목">
      <style:paragraph-properties fo:line-height="130%" fo:text-align="justify" style:justify-single-word="false" fo:orphans="0" fo:widows="0"/>
      <style:text-properties fo:font-size="10pt" fo:letter-spacing="-0.0075in" style:font-size-asian="10pt"/>
    </style:style>
    <style:style style:name="P5" style:family="paragraph" style:parent-style-name="_2b_제목">
      <style:paragraph-properties fo:line-height="130%" fo:orphans="0" fo:widows="0"/>
    </style:style>
    <style:style style:name="P6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</style:style>
    <style:style style:name="P7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.111in" style:auto-text-indent="false"/>
      <style:text-properties fo:background-color="transparent" style:font-name-asian="돋움1"/>
    </style:style>
    <style:style style:name="P8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fo:background-color="transparent" style:font-name-asian="돋움1"/>
    </style:style>
    <style:style style:name="P9" style:family="paragraph" style:parent-style-name="바탕글_20_사본3">
      <style:paragraph-properties fo:margin-left="0.0417in" fo:margin-right="0in" fo:line-height="130%" fo:text-align="start" style:justify-single-word="false" fo:orphans="0" fo:widows="0" fo:text-indent="-0.0244in" style:auto-text-indent="false"/>
      <style:text-properties fo:color="#000000" loext:opacity="100%" style:font-name="돋움" fo:font-size="8pt" fo:background-color="transparent" style:font-name-asian="돋움1" style:font-size-asian="8pt"/>
    </style:style>
    <style:style style:name="P10" style:family="paragraph" style:parent-style-name="바탕글_20_사본3">
      <style:paragraph-properties fo:margin-left="0.0417in" fo:margin-right="0in" fo:line-height="100%" fo:text-align="center" style:justify-single-word="false" fo:orphans="0" fo:widows="0" fo:text-indent="0in" style:auto-text-indent="false"/>
    </style:style>
    <style:style style:name="P11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-0.0417in" style:auto-text-indent="false"/>
      <style:text-properties fo:color="#000000" loext:opacity="100%" style:font-name="돋움" fo:font-size="8pt" fo:background-color="transparent" style:font-name-asian="돋움1" style:font-size-asian="8pt"/>
    </style:style>
    <style:style style:name="P12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.111in" style:auto-text-indent="false"/>
      <style:text-properties fo:letter-spacing="-0.0055in" fo:background-color="transparent" style:font-name-asian="돋움1"/>
    </style:style>
    <style:style style:name="P13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.111in" style:auto-text-indent="false"/>
      <style:text-properties fo:color="#ff0000" loext:opacity="100%" style:font-name="돋움" fo:background-color="transparent" style:font-name-asian="돋움1"/>
    </style:style>
    <style:style style:name="P14" style:family="paragraph" style:parent-style-name="바탕글_20_사본3">
      <style:paragraph-properties fo:margin-left="0.0417in" fo:margin-right="0in" fo:line-height="100%" fo:text-align="center" style:justify-single-word="false" fo:orphans="0" fo:widows="0" fo:text-indent="0in" style:auto-text-indent="false"/>
      <style:text-properties style:font-name="돋움" fo:font-size="8pt" fo:background-color="transparent" style:font-name-asian="돋움1" style:font-size-asian="8pt"/>
    </style:style>
    <style:style style:name="P15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.0327in" style:auto-text-indent="false"/>
      <style:text-properties fo:color="#ff0000" loext:opacity="100%" style:font-name="돋움" fo:background-color="transparent" style:font-name-asian="돋움1"/>
    </style:style>
    <style:style style:name="P16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.0189in" style:auto-text-indent="false"/>
      <style:text-properties fo:color="#ff0000" loext:opacity="100%" style:font-name="돋움" fo:background-color="transparent" style:font-name-asian="돋움1"/>
    </style:style>
    <style:style style:name="P17" style:family="paragraph" style:parent-style-name="바탕글_20_사본3">
      <style:paragraph-properties fo:margin-left="0.0417in" fo:margin-right="0in" fo:line-height="130%" fo:orphans="0" fo:widows="0" fo:text-indent="0in" style:auto-text-indent="false"/>
    </style:style>
    <style:style style:name="P18" style:family="paragraph" style:parent-style-name="바탕글_20_사본3">
      <style:paragraph-properties fo:line-height="100%" fo:text-align="center" style:justify-single-word="false" fo:orphans="0" fo:widows="0"/>
      <style:text-properties fo:background-color="transparent" style:font-name-asian="돋움1"/>
    </style:style>
    <style:style style:name="P19" style:family="paragraph" style:parent-style-name="바탕글_20_사본3">
      <style:paragraph-properties fo:line-height="130%" fo:text-align="center" style:justify-single-word="false" fo:orphans="0" fo:widows="0"/>
    </style:style>
    <style:style style:name="P20" style:family="paragraph" style:parent-style-name="바탕글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font-size="9pt" style:font-name-asian="돋움1" style:font-size-asian="9pt"/>
    </style:style>
    <style:style style:name="P21" style:family="paragraph" style:parent-style-name="바탕글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font-size="9pt" style:font-size-asian="9pt"/>
    </style:style>
    <style:style style:name="P22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font-size="9pt" fo:letter-spacing="-0.0008in" fo:background-color="transparent" style:font-size-asian="9pt"/>
    </style:style>
    <style:style style:name="P23" style:family="paragraph" style:parent-style-name="바탕글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font-size="9pt" fo:letter-spacing="-0.0035in" style:font-name-asian="돋움1" style:font-size-asian="9pt"/>
    </style:style>
    <style:style style:name="P24" style:family="paragraph" style:parent-style-name="바탕글">
      <style:paragraph-properties fo:margin-left="0.0417in" fo:margin-right="0in" fo:line-height="130%" fo:text-align="center" style:justify-single-word="false" fo:orphans="0" fo:widows="0" fo:text-indent="0in" style:auto-text-indent="false"/>
      <style:text-properties fo:font-size="9pt" style:font-name-asian="돋움1" style:font-size-asian="9pt"/>
    </style:style>
    <style:style style:name="P25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font-size="9pt" fo:letter-spacing="-0.0063in" fo:background-color="transparent" style:font-name-asian="돋움1" style:font-size-asian="9pt"/>
    </style:style>
    <style:style style:name="P26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font-size="8pt" fo:background-color="transparent" style:font-name-asian="돋움1" style:font-size-asian="8pt"/>
    </style:style>
    <style:style style:name="P27" style:family="paragraph" style:parent-style-name="바탕글_20_사본3">
      <style:paragraph-properties fo:line-height="130%" fo:text-align="center" style:justify-single-word="false" fo:orphans="0" fo:widows="0"/>
      <style:text-properties fo:background-color="transparent" style:font-name-asian="돋움1"/>
    </style:style>
    <style:style style:name="P28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fo:color="#000000" loext:opacity="100%" style:font-name="돋움" fo:font-style="italic" fo:background-color="transparent" style:font-name-asian="돋움1" style:font-style-asian="italic"/>
    </style:style>
    <style:style style:name="P29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background-color="transparent" style:font-name-asian="돋움1"/>
    </style:style>
    <style:style style:name="P30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in" style:auto-text-indent="false"/>
      <style:text-properties style:font-name="돋움" fo:background-color="transparent"/>
    </style:style>
    <style:style style:name="P31" style:family="paragraph" style:parent-style-name="바탕글_20_사본3">
      <style:paragraph-properties fo:line-height="130%" fo:text-align="center" style:justify-single-word="false" fo:orphans="0" fo:widows="0"/>
      <style:text-properties fo:color="#000000" loext:opacity="100%" style:font-name="돋움" fo:background-color="transparent" style:font-name-asian="돋움1"/>
    </style:style>
    <style:style style:name="P32" style:family="paragraph" style:parent-style-name="바탕글_20_사본3">
      <style:paragraph-properties fo:margin-left="0.0417in" fo:margin-right="0in" fo:line-height="130%" fo:text-align="start" style:justify-single-word="false" fo:orphans="0" fo:widows="0" fo:text-indent="0.0028in" style:auto-text-indent="false"/>
      <style:text-properties fo:color="#ff0000" loext:opacity="100%" style:font-name="돋움" fo:background-color="transparent" style:font-name-asian="돋움1"/>
    </style:style>
    <style:style style:name="P33" style:family="paragraph" style:parent-style-name="바탕글_20_사본3">
      <style:paragraph-properties fo:line-height="130%" fo:orphans="0" fo:widows="0"/>
      <style:text-properties style:font-name="돋움" fo:background-color="transparent" style:font-name-asian="돋움1"/>
    </style:style>
    <style:style style:name="P34" style:family="paragraph" style:parent-style-name="바탕글_20_사본3">
      <style:paragraph-properties fo:margin-left="0.0417in" fo:margin-right="0in" fo:line-height="130%" fo:text-align="start" style:justify-single-word="false" fo:orphans="0" fo:widows="0" fo:text-indent="0.0028in" style:auto-text-indent="false"/>
      <style:text-properties fo:color="#000000" loext:opacity="100%" style:font-name="돋움" fo:background-color="transparent" style:font-name-asian="돋움1"/>
    </style:style>
    <style:style style:name="P35" style:family="paragraph" style:parent-style-name="바탕글_20_사본3">
      <style:paragraph-properties fo:line-height="100%" fo:text-align="center" style:justify-single-word="false" fo:orphans="0" fo:widows="0"/>
    </style:style>
    <style:style style:name="P36" style:family="paragraph" style:parent-style-name="바탕글_20_사본3">
      <style:paragraph-properties fo:margin-left="0.0417in" fo:margin-right="0in" fo:line-height="130%" fo:text-align="center" style:justify-single-word="false" fo:orphans="0" fo:widows="0" fo:text-indent="0.0028in" style:auto-text-indent="false"/>
      <style:text-properties fo:color="#000000" loext:opacity="100%" style:font-name="돋움" fo:background-color="transparent" style:font-name-asian="돋움1"/>
    </style:style>
    <style:style style:name="P37" style:family="paragraph" style:parent-style-name="바탕글_20_사본3">
      <style:paragraph-properties fo:line-height="130%" fo:text-align="center" style:justify-single-word="false" fo:orphans="0" fo:widows="0"/>
      <style:text-properties style:font-name="돋움" fo:background-color="transparent" style:font-name-asian="돋움1"/>
    </style:style>
    <style:style style:name="P38" style:family="paragraph" style:parent-style-name="바탕글_20_사본2">
      <style:paragraph-properties fo:line-height="130%" fo:text-align="center" style:justify-single-word="false" fo:orphans="0" fo:widows="0"/>
      <style:text-properties fo:letter-spacing="-0.0098in" style:font-name-asian="돋움1"/>
    </style:style>
    <style:style style:name="P39" style:family="paragraph" style:parent-style-name="바탕글_20_사본2">
      <style:paragraph-properties fo:line-height="130%" fo:text-align="center" style:justify-single-word="false" fo:orphans="0" fo:widows="0"/>
    </style:style>
    <style:style style:name="P40" style:family="paragraph" style:parent-style-name="바탕글_20_사본2">
      <style:paragraph-properties fo:line-height="130%" fo:text-align="center" style:justify-single-word="false" fo:orphans="0" fo:widows="0"/>
      <style:text-properties style:font-name="돋움" style:font-name-asian="돋움1"/>
    </style:style>
    <style:style style:name="P41" style:family="paragraph" style:parent-style-name="바탕글_20_사본3">
      <style:paragraph-properties fo:line-height="130%" fo:text-align="center" style:justify-single-word="false" fo:orphans="0" fo:widows="0"/>
      <style:text-properties fo:color="#000000" loext:opacity="100%" style:font-name="돋움" fo:letter-spacing="-0.0083in" fo:background-color="transparent" style:font-name-asian="돋움1"/>
    </style:style>
    <style:style style:name="P42" style:family="paragraph" style:parent-style-name="바탕글_20_사본3">
      <style:paragraph-properties fo:line-height="130%" fo:text-align="center" style:justify-single-word="false" fo:orphans="0" fo:widows="0"/>
      <style:text-properties fo:letter-spacing="-0.0083in" fo:background-color="transparent" style:font-name-asian="돋움1"/>
    </style:style>
    <style:style style:name="P43" style:family="paragraph" style:parent-style-name="바탕글_20_사본3">
      <style:paragraph-properties fo:line-height="130%" fo:text-align="center" style:justify-single-word="false" fo:orphans="0" fo:widows="0"/>
      <style:text-properties style:font-name="돋움" fo:letter-spacing="-0.0083in" fo:background-color="transparent" style:font-name-asian="돋움1"/>
    </style:style>
    <style:style style:name="P44" style:family="paragraph" style:parent-style-name="바탕글_20_사본2">
      <style:paragraph-properties fo:line-height="130%" fo:text-align="center" style:justify-single-word="false" fo:orphans="0" fo:widows="0"/>
      <style:text-properties style:font-name-asian="돋움1"/>
    </style:style>
    <style:style style:name="P45" style:family="paragraph" style:parent-style-name="바탕글_20_사본3">
      <style:paragraph-properties fo:line-height="130%" fo:text-align="center" style:justify-single-word="false" fo:orphans="0" fo:widows="0"/>
      <style:text-properties style:font-name="돋움" fo:background-color="transparent"/>
    </style:style>
    <style:style style:name="P46" style:family="paragraph" style:parent-style-name="바탕글_20_사본3">
      <style:paragraph-properties fo:line-height="100%" fo:text-align="center" style:justify-single-word="false" fo:orphans="0" fo:widows="0"/>
      <style:text-properties style:font-name="돋움" fo:background-color="transparent" style:font-name-asian="돋움1"/>
    </style:style>
    <style:style style:name="P47" style:family="paragraph" style:parent-style-name="바탕글_20_사본3">
      <style:paragraph-properties fo:line-height="130%" fo:text-align="center" style:justify-single-word="false" fo:orphans="0" fo:widows="0"/>
      <style:text-properties fo:letter-spacing="-0.0043in" fo:background-color="transparent" style:font-name-asian="돋움1"/>
    </style:style>
    <style:style style:name="P48" style:family="paragraph" style:parent-style-name="바탕글_20_사본3">
      <style:paragraph-properties fo:line-height="130%" fo:text-align="center" style:justify-single-word="false" fo:orphans="0" fo:widows="0"/>
      <style:text-properties fo:color="#000000" loext:opacity="100%" style:font-name="돋움" fo:font-size="8pt" fo:background-color="transparent" style:font-name-asian="돋움1" style:font-size-asian="8pt"/>
    </style:style>
    <style:style style:name="P49" style:family="paragraph" style:parent-style-name="바탕글_20_사본3">
      <style:paragraph-properties fo:line-height="130%" fo:text-align="center" style:justify-single-word="false" fo:orphans="0" fo:widows="0"/>
      <style:text-properties fo:font-size="8pt" fo:font-style="italic" fo:background-color="transparent" style:font-name-asian="돋움1" style:font-size-asian="8pt" style:font-style-asian="italic"/>
    </style:style>
    <style:style style:name="P50" style:family="paragraph" style:parent-style-name="바탕글_20_사본3">
      <style:paragraph-properties fo:line-height="130%" fo:text-align="center" style:justify-single-word="false" fo:orphans="0" fo:widows="0"/>
      <style:text-properties fo:color="#000000" loext:opacity="100%" style:font-name="돋움" fo:font-size="8pt" fo:font-style="italic" fo:background-color="transparent" style:font-name-asian="돋움1" style:font-size-asian="8pt" style:font-style-asian="italic"/>
    </style:style>
    <style:style style:name="P51" style:family="paragraph" style:parent-style-name="바탕글_20_사본3">
      <style:paragraph-properties fo:margin-left="0.0709in" fo:margin-right="0.0307in" fo:line-height="100%" fo:orphans="0" fo:widows="0" fo:text-indent="0in" style:auto-text-indent="false"/>
      <style:text-properties fo:color="#000000" loext:opacity="100%" style:font-name="돋움" fo:font-size="3pt" fo:background-color="transparent" style:font-name-asian="돋움1" style:font-size-asian="3pt"/>
    </style:style>
    <style:style style:name="P52" style:family="paragraph" style:parent-style-name="바탕글_20_사본3">
      <style:paragraph-properties fo:margin-left="0.0709in" fo:margin-right="0.0307in" fo:line-height="115%" fo:orphans="0" fo:widows="0" fo:text-indent="0in" style:auto-text-indent="false"/>
    </style:style>
    <style:style style:name="P53" style:family="paragraph" style:parent-style-name="바탕글_20_사본3">
      <style:paragraph-properties fo:margin-left="0.0709in" fo:margin-right="0.0307in" fo:line-height="100%" fo:orphans="0" fo:widows="0" fo:text-indent="0in" style:auto-text-indent="false"/>
      <style:text-properties fo:color="#000000" loext:opacity="100%" style:font-name="돋움" fo:font-size="5pt" fo:background-color="transparent" style:font-name-asian="돋움1" style:font-size-asian="5pt"/>
    </style:style>
    <style:style style:name="P54" style:family="paragraph" style:parent-style-name="바탕글_20_사본3">
      <style:paragraph-properties fo:line-height="100%" fo:text-align="center" style:justify-single-word="false" fo:orphans="0" fo:widows="0"/>
      <style:text-properties fo:color="#000000" loext:opacity="100%" style:font-name="돋움" fo:background-color="transparent" style:font-name-asian="돋움1"/>
    </style:style>
    <style:style style:name="P55" style:family="paragraph" style:parent-style-name="바탕글_20_사본3">
      <style:paragraph-properties fo:margin-left="2.2047in" fo:margin-right="0in" fo:line-height="100%" fo:orphans="0" fo:widows="0" fo:text-indent="0in" style:auto-text-indent="false"/>
    </style:style>
    <style:style style:name="P56" style:family="paragraph" style:parent-style-name="바탕글_20_사본3">
      <style:paragraph-properties fo:line-height="100%" fo:text-align="start" style:justify-single-word="false" fo:orphans="0" fo:widows="0"/>
    </style:style>
    <style:style style:name="P57" style:family="paragraph" style:parent-style-name="바탕글">
      <style:paragraph-properties fo:line-height="145%" fo:text-align="center" style:justify-single-word="false" fo:orphans="0" fo:widows="0"/>
    </style:style>
    <style:style style:name="P58" style:family="paragraph" style:parent-style-name="바탕글">
      <style:paragraph-properties fo:margin-top="0in" fo:margin-bottom="0in" style:contextual-spacing="false"/>
    </style:style>
    <style:style style:name="T1" style:family="text">
      <style:text-properties fo:font-size="10pt" style:font-name-asian="돋움1" style:font-size-asian="10pt"/>
    </style:style>
    <style:style style:name="T2" style:family="text">
      <style:text-properties style:text-position="super 58%" style:font-name="돋움" fo:font-size="10pt" style:font-size-asian="10pt"/>
    </style:style>
    <style:style style:name="T3" style:family="text">
      <style:text-properties style:font-name="돋움" fo:font-size="10pt" style:font-name-asian="돋움1" style:font-size-asian="10pt"/>
    </style:style>
    <style:style style:name="T4" style:family="text">
      <style:text-properties fo:font-size="10pt" style:font-size-asian="10pt"/>
    </style:style>
    <style:style style:name="T5" style:family="text">
      <style:text-properties fo:background-color="transparent" loext:char-shading-value="0" style:font-name-asian="돋움1"/>
    </style:style>
    <style:style style:name="T6" style:family="text">
      <style:text-properties style:text-position="super 58%" style:font-name="돋움" fo:background-color="transparent" loext:char-shading-value="0"/>
    </style:style>
    <style:style style:name="T7" style:family="text">
      <style:text-properties fo:color="#000000" loext:opacity="100%" style:font-name="돋움" fo:font-size="8pt" fo:background-color="transparent" loext:char-shading-value="0" style:font-name-asian="돋움1" style:font-size-asian="8pt"/>
    </style:style>
    <style:style style:name="T8" style:family="text">
      <style:text-properties style:font-name="돋움" fo:letter-spacing="-0.0075in" fo:background-color="transparent" loext:char-shading-value="0" style:font-name-asian="돋움1"/>
    </style:style>
    <style:style style:name="T9" style:family="text">
      <style:text-properties style:text-position="super 58%" style:font-name="돋움" fo:letter-spacing="-0.0016in" fo:background-color="transparent" loext:char-shading-value="0"/>
    </style:style>
    <style:style style:name="T10" style:family="text">
      <style:text-properties style:font-name="돋움" fo:letter-spacing="-0.0016in" fo:background-color="transparent" loext:char-shading-value="0"/>
    </style:style>
    <style:style style:name="T11" style:family="text">
      <style:text-properties fo:color="#ff0000" loext:opacity="100%" style:font-name="돋움" fo:background-color="transparent" loext:char-shading-value="0" style:font-name-asian="돋움1"/>
    </style:style>
    <style:style style:name="T12" style:family="text">
      <style:text-properties style:font-name="돋움" fo:background-color="transparent" loext:char-shading-value="0" style:font-name-asian="돋움1"/>
    </style:style>
    <style:style style:name="T13" style:family="text">
      <style:text-properties style:font-name="돋움" fo:background-color="transparent" loext:char-shading-value="0"/>
    </style:style>
    <style:style style:name="T14" style:family="text">
      <style:text-properties style:font-name="돋움" fo:letter-spacing="-0.0008in" fo:background-color="transparent" loext:char-shading-value="0" style:font-name-asian="돋움1"/>
    </style:style>
    <style:style style:name="T15" style:family="text">
      <style:text-properties fo:letter-spacing="-0.0008in" fo:background-color="transparent" loext:char-shading-value="0" style:font-name-asian="돋움1"/>
    </style:style>
    <style:style style:name="T16" style:family="text">
      <style:text-properties style:text-position="super 58%" style:font-name="돋움" fo:letter-spacing="-0.0008in" fo:background-color="transparent" loext:char-shading-value="0"/>
    </style:style>
    <style:style style:name="T17" style:family="text">
      <style:text-properties fo:font-size="9pt" fo:background-color="transparent" loext:char-shading-value="0" style:font-name-asian="돋움1" style:font-size-asian="9pt"/>
    </style:style>
    <style:style style:name="T18" style:family="text">
      <style:text-properties style:font-name="돋움" fo:font-size="9pt" fo:background-color="transparent" loext:char-shading-value="0" style:font-size-asian="9pt"/>
    </style:style>
    <style:style style:name="T19" style:family="text">
      <style:text-properties fo:color="#000000" loext:opacity="100%" style:font-name="돋움" fo:font-style="italic" fo:background-color="transparent" loext:char-shading-value="0" style:font-name-asian="돋움1" style:font-style-asian="italic"/>
    </style:style>
    <style:style style:name="T20" style:family="text">
      <style:text-properties fo:color="#000000" loext:opacity="100%" style:font-name="돋움" fo:background-color="transparent" loext:char-shading-value="0" style:font-name-asian="돋움1"/>
    </style:style>
    <style:style style:name="T21" style:family="text">
      <style:text-properties style:text-position="super 58%" style:font-name="돋움" fo:letter-spacing="-0.0063in" fo:background-color="transparent" loext:char-shading-value="0"/>
    </style:style>
    <style:style style:name="T22" style:family="text">
      <style:text-properties fo:letter-spacing="-0.0071in" fo:background-color="transparent" loext:char-shading-value="0" style:font-name-asian="돋움1"/>
    </style:style>
    <style:style style:name="T23" style:family="text">
      <style:text-properties style:text-position="super 58%" style:font-name="돋움" fo:letter-spacing="-0.0071in" fo:background-color="transparent" loext:char-shading-value="0"/>
    </style:style>
    <style:style style:name="T24" style:family="text">
      <style:text-properties style:text-position="super 58%" style:font-name="돋움" fo:letter-spacing="-0.0075in" fo:background-color="transparent" loext:char-shading-value="0"/>
    </style:style>
    <style:style style:name="T25" style:family="text">
      <style:text-properties fo:letter-spacing="-0.0083in" fo:background-color="transparent" loext:char-shading-value="0" style:font-name-asian="돋움1"/>
    </style:style>
    <style:style style:name="T26" style:family="text">
      <style:text-properties fo:letter-spacing="-0.0146in" style:font-name-asian="돋움1"/>
    </style:style>
    <style:style style:name="T27" style:family="text">
      <style:text-properties style:text-position="super 58%" style:font-name="돋움" fo:letter-spacing="-0.0098in"/>
    </style:style>
    <style:style style:name="T28" style:family="text">
      <style:text-properties fo:letter-spacing="-0.0047in" style:font-name-asian="돋움1"/>
    </style:style>
    <style:style style:name="T29" style:family="text">
      <style:text-properties style:text-position="super 58%" style:font-name="돋움" fo:letter-spacing="-0.0047in"/>
    </style:style>
    <style:style style:name="T30" style:family="text">
      <style:text-properties style:font-name="돋움" style:font-name-asian="돋움1"/>
    </style:style>
    <style:style style:name="T31" style:family="text">
      <style:text-properties style:text-position="super 58%" style:font-name="돋움"/>
    </style:style>
    <style:style style:name="T32" style:family="text">
      <style:text-properties fo:color="#000000" loext:opacity="100%" style:font-name="돋움" fo:letter-spacing="-0.0083in" fo:background-color="transparent" loext:char-shading-value="0" style:font-name-asian="돋움1"/>
    </style:style>
    <style:style style:name="T33" style:family="text">
      <style:text-properties fo:letter-spacing="-0.0063in" fo:background-color="transparent" loext:char-shading-value="0" style:font-name-asian="돋움1"/>
    </style:style>
    <style:style style:name="T34" style:family="text">
      <style:text-properties style:text-position="super 58%" style:font-name="돋움" fo:letter-spacing="-0.0043in" fo:background-color="transparent" loext:char-shading-value="0"/>
    </style:style>
    <style:style style:name="T35" style:family="text">
      <style:text-properties fo:color="#000000" loext:opacity="100%" style:font-name="돋움" fo:font-size="8pt" fo:font-style="italic" fo:background-color="transparent" loext:char-shading-value="0" style:font-name-asian="돋움1" style:font-size-asian="8pt" style:font-style-asian="italic"/>
    </style:style>
    <style:style style:name="T36" style:family="text">
      <style:text-properties fo:color="#000000" loext:opacity="100%" style:font-name="돋움" fo:font-size="3pt" fo:background-color="transparent" loext:char-shading-value="0" style:font-name-asian="돋움1" style:font-size-asian="3pt"/>
    </style:style>
    <style:style style:name="T37" style:family="text">
      <style:text-properties style:font-name="돋움" fo:letter-spacing="0.0016in" fo:background-color="transparent" loext:char-shading-value="0" style:font-name-asian="돋움1"/>
    </style:style>
    <style:style style:name="T38" style:family="text">
      <style:text-properties fo:color="#000000" loext:opacity="100%" style:font-name="돋움" fo:font-size="5pt" fo:background-color="transparent" loext:char-shading-value="0" style:font-name-asian="돋움1" style:font-size-asian="5pt"/>
    </style:style>
    <style:style style:name="T39" style:family="text">
      <style:text-properties style:font-name="돋움" fo:font-size="13pt" fo:font-weight="bold" fo:background-color="transparent" loext:char-shading-value="0" style:font-name-asian="돋움1" style:font-size-asian="13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B"/>
        <table:table-column table:style-name="Table1.V"/>
        <table:table-column table:style-name="Table1.W"/>
        <table:table-column table:style-name="Table1.P"/>
        <table:table-column table:style-name="Table1.Y"/>
        <table:table-column table:style-name="Table1.Z"/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table:number-columns-spanned="5" office:value-type="string">
            <text:p text:style-name="P1"><text:bookmark text:name="_top"/>연구개발계획서</text:p>
          </table:table-cell>
          <table:covered-table-cell/>
          <table:covered-table-cell/>
          <table:covered-table-cell/>
          <table:covered-table-cell/>
          <table:table-cell table:style-name="Table1.F1" table:number-rows-spanned="2" table:number-columns-spanned="4" office:value-type="string">
            <text:p text:style-name="P2">[ √ ] 일반형</text:p>
            <text:p text:style-name="P3">(해당항목 체크)</text:p>
          </table:table-cell>
          <table:covered-table-cell/>
          <table:covered-table-cell/>
          <table:covered-table-cell/>
          <table:table-cell table:style-name="Table1.F1" table:number-columns-spanned="8" office:value-type="string">
            <text:p text:style-name="P2">[ <text:s/>] 통합형(세부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" table:number-rows-spanned="2" table:number-columns-spanned="7" office:value-type="string">
            <text:p text:style-name="P4">[ √ ] 신청용 [ <text:s/>] 협약용</text:p>
            <text:p text:style-name="P2">[ <text:s/>] 차단계 제출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" table:number-columns-spanned="6" office:value-type="string">
            <text:p text:style-name="P5"><text:span text:style-name="T1">보안등급</text:span><text:span text:style-name="T2">1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 table:style-name="Table1.A2"/>
          <table:covered-table-cell/>
          <table:covered-table-cell/>
          <table:covered-table-cell/>
          <table:covered-table-cell/>
          <table:covered-table-cell table:style-name="Table1.F1"/>
          <table:covered-table-cell/>
          <table:covered-table-cell/>
          <table:covered-table-cell/>
          <table:table-cell table:style-name="Table1.F1" table:number-columns-spanned="8" office:value-type="string">
            <text:p text:style-name="P2">[ <text:s/>] 병렬형(세부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R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6" office:value-type="string">
            <text:p text:style-name="P5"><text:span text:style-name="T3">일반[</text:span><text:span text:style-name="T4">○</text:span><text:span text:style-name="T3">] 보안[ <text:s/>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table:number-columns-spanned="5" office:value-type="string">
            <text:p text:style-name="P6"><text:span text:style-name="T5">중앙행정기관명</text:span><text:span text:style-name="T6">2)</text:span></text:p>
          </table:table-cell>
          <table:covered-table-cell/>
          <table:covered-table-cell/>
          <table:covered-table-cell/>
          <table:covered-table-cell/>
          <table:table-cell table:style-name="Table1.F1" table:number-rows-spanned="2" table:number-columns-spanned="10" office:value-type="string">
            <text:p text:style-name="P7">산업통상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rows-spanned="3" table:number-columns-spanned="3" office:value-type="string">
            <text:p text:style-name="P8">사업명</text:p>
          </table:table-cell>
          <table:covered-table-cell/>
          <table:covered-table-cell/>
          <table:table-cell table:style-name="Table1.P3" table:number-columns-spanned="4" office:value-type="string">
            <text:p text:style-name="P6"><text:span text:style-name="T5">세부사업명</text:span><text:span text:style-name="T6">4)</text:span></text:p>
          </table:table-cell>
          <table:covered-table-cell/>
          <table:covered-table-cell/>
          <table:covered-table-cell/>
          <table:table-cell table:style-name="Table1.W3" table:number-columns-spanned="8" office:value-type="string">
            <text:p text:style-name="P9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 table:style-name="Table1.A4"/>
          <table:covered-table-cell/>
          <table:covered-table-cell/>
          <table:covered-table-cell/>
          <table:covered-table-cell/>
          <table:covered-table-cell table:style-name="Table1.F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P3"/>
          <table:covered-table-cell/>
          <table:covered-table-cell/>
          <table:table-cell table:style-name="Table1.P3" table:number-rows-spanned="2" table:number-columns-spanned="4" office:value-type="string">
            <text:p text:style-name="P10"><text:span text:style-name="T5">내역사업명</text:span><text:span text:style-name="T6">5)</text:span></text:p>
          </table:table-cell>
          <table:covered-table-cell/>
          <table:covered-table-cell/>
          <table:covered-table-cell/>
          <table:table-cell table:style-name="Table1.W4" table:number-rows-spanned="2" table:number-columns-spanned="8" office:value-type="string">
            <text:p text:style-name="P11" loext:marker-style-name="T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5" office:value-type="string">
            <text:p text:style-name="P6"><text:span text:style-name="T5">전문기관명</text:span><text:span text:style-name="T6">3)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10" office:value-type="string">
            <text:p text:style-name="P12">한국산업기술기획평가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P5"/>
          <table:covered-table-cell/>
          <table:covered-table-cell/>
          <table:covered-table-cell table:style-name="Table1.P3"/>
          <table:covered-table-cell/>
          <table:covered-table-cell/>
          <table:covered-table-cell/>
          <table:covered-table-cell table:style-name="Table1.W4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rows-spanned="2" table:number-columns-spanned="5" office:value-type="string">
            <text:p text:style-name="P6"><text:span text:style-name="T5">공고번호</text:span><text:span text:style-name="T6">6)</text:span></text:p>
          </table:table-cell>
          <table:covered-table-cell/>
          <table:covered-table-cell/>
          <table:covered-table-cell/>
          <table:covered-table-cell/>
          <table:table-cell table:style-name="Table1.F1" table:number-rows-spanned="2" table:number-columns-spanned="10" office:value-type="string">
            <text:p text:style-name="P13">제20xx-xx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7" office:value-type="string">
            <text:p text:style-name="P10"><text:span text:style-name="T8">총괄연구개발 과제번호</text:span><text:span text:style-name="T9">7)</text:span><text:span text:style-name="T10"> </text:span></text:p>
            <text:p text:style-name="P14">(해당 시 작성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6" table:number-columns-spanned="8" office:value-type="string">
            <text:p text:style-name="P15" loext:marker-style-name="T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7"/>
          <table:covered-table-cell/>
          <table:covered-table-cell/>
          <table:covered-table-cell/>
          <table:covered-table-cell/>
          <table:covered-table-cell table:style-name="Table1.F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7" office:value-type="string">
            <text:p text:style-name="P6"><text:span text:style-name="T12">연구개발 과제번호</text:span><text:span text:style-name="T6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7" table:number-columns-spanned="8" office:value-type="string">
            <text:p text:style-name="P16" loext:marker-style-name="T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5" office:value-type="string">
            <text:p text:style-name="P6"><text:span text:style-name="T5">선정방식</text:span><text:span text:style-name="T6">9)</text:span></text:p>
          </table:table-cell>
          <table:covered-table-cell/>
          <table:covered-table-cell/>
          <table:covered-table-cell/>
          <table:covered-table-cell/>
          <table:table-cell table:style-name="Table1.F8" table:number-columns-spanned="25" office:value-type="string">
            <text:p text:style-name="P17"><text:span text:style-name="T13"><text:s/></text:span><text:span text:style-name="T14">정책지정[ <text:s/>] 지정공모[ <text:s/>] <text:s/>품목지정[ <text:s/>] <text:s/>자유공모[ <text:s/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3" table:number-rows-spanned="2" table:number-columns-spanned="2" office:value-type="string">
            <text:p text:style-name="P18">기술</text:p>
            <text:p text:style-name="P18">분류</text:p>
          </table:table-cell>
          <table:covered-table-cell/>
          <table:table-cell table:style-name="Table1.P3" table:number-columns-spanned="3" office:value-type="string">
            <text:p text:style-name="P19"><text:span text:style-name="T5">산업기술분류</text:span><text:span text:style-name="T6">10)</text:span></text:p>
          </table:table-cell>
          <table:covered-table-cell/>
          <table:covered-table-cell/>
          <table:table-cell table:style-name="Table1.F1" table:number-columns-spanned="6" office:value-type="string">
            <text:p text:style-name="P20">홈네트워크 응용 및 서비스 기술</text:p>
            <text:p text:style-name="P21">(300404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22">50%</text:p>
          </table:table-cell>
          <table:covered-table-cell/>
          <table:covered-table-cell/>
          <table:table-cell table:style-name="Table1.F1" table:number-columns-spanned="6" office:value-type="string">
            <text:p text:style-name="P23">홈네트워크 기기</text:p>
            <text:p text:style-name="P21">(300403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2" office:value-type="string">
            <text:p text:style-name="P22">30%</text:p>
          </table:table-cell>
          <table:covered-table-cell/>
          <table:table-cell table:style-name="Table1.F1" table:number-columns-spanned="7" office:value-type="string">
            <text:p text:style-name="P24">정보가전기기</text:p>
            <text:p text:style-name="P21">(20060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9" office:value-type="string">
            <text:p text:style-name="P22">20%</text:p>
          </table:table-cell>
        </table:table-row>
        <table:table-row table:style-name="Table1.9">
          <table:covered-table-cell table:style-name="Table1.A10"/>
          <table:covered-table-cell/>
          <table:table-cell table:style-name="Table1.P3" table:number-columns-spanned="3" office:value-type="string">
            <text:p text:style-name="P19"><text:span text:style-name="T15">국가과학기술분류</text:span><text:span text:style-name="T16">11)</text:span></text:p>
          </table:table-cell>
          <table:covered-table-cell/>
          <table:covered-table-cell/>
          <table:table-cell table:style-name="Table1.F1" table:number-columns-spanned="6" office:value-type="string">
            <text:p text:style-name="P25">사물인터넷 응용서비스 (EE0807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22">50%</text:p>
          </table:table-cell>
          <table:covered-table-cell/>
          <table:covered-table-cell/>
          <table:table-cell table:style-name="Table1.F1" table:number-columns-spanned="6" office:value-type="string">
            <text:p text:style-name="P6"><text:span text:style-name="T17">인공지능</text:span><text:line-break/><text:span text:style-name="T18">(EE0108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2" office:value-type="string">
            <text:p text:style-name="P22">30%</text:p>
          </table:table-cell>
          <table:covered-table-cell/>
          <table:table-cell table:style-name="Table1.F1" table:number-columns-spanned="7" office:value-type="string">
            <text:p text:style-name="P25">임베디드 S/W (EE0807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10" office:value-type="string">
            <text:p text:style-name="P22">20%</text:p>
          </table:table-cell>
        </table:table-row>
        <table:table-row table:style-name="Table1.1">
          <table:table-cell table:style-name="Table1.A3" table:number-rows-spanned="2" table:number-columns-spanned="5" office:value-type="string">
            <text:p text:style-name="P6"><text:span text:style-name="T5">총괄연구개발과제명</text:span><text:span text:style-name="T6">12)</text:span></text:p>
            <text:p text:style-name="P26">(해당 시 작성)</text:p>
          </table:table-cell>
          <table:covered-table-cell/>
          <table:covered-table-cell/>
          <table:covered-table-cell/>
          <table:covered-table-cell/>
          <table:table-cell table:style-name="Table1.P3" table:number-columns-spanned="5" office:value-type="string">
            <text:p text:style-name="P27">국문</text:p>
          </table:table-cell>
          <table:covered-table-cell/>
          <table:covered-table-cell/>
          <table:covered-table-cell/>
          <table:covered-table-cell/>
          <table:table-cell table:style-name="Table1.K11" table:number-columns-spanned="20" office:value-type="string">
            <text:p text:style-name="P28" loext:marker-style-name="T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 table:style-name="Table1.A12"/>
          <table:covered-table-cell/>
          <table:covered-table-cell/>
          <table:covered-table-cell/>
          <table:covered-table-cell/>
          <table:table-cell table:style-name="Table1.P3" table:number-columns-spanned="5" office:value-type="string">
            <text:p text:style-name="P27">영문</text:p>
          </table:table-cell>
          <table:covered-table-cell/>
          <table:covered-table-cell/>
          <table:covered-table-cell/>
          <table:covered-table-cell/>
          <table:table-cell table:style-name="Table1.K12" table:number-columns-spanned="20" office:value-type="string">
            <text:p text:style-name="P28" loext:marker-style-name="T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table:number-columns-spanned="5" office:value-type="string">
            <text:p text:style-name="P6"><text:span text:style-name="T5">연구개발과제명</text:span><text:span text:style-name="T6">13)</text:span></text:p>
          </table:table-cell>
          <table:covered-table-cell/>
          <table:covered-table-cell/>
          <table:covered-table-cell/>
          <table:covered-table-cell/>
          <table:table-cell table:style-name="Table1.P3" table:number-columns-spanned="5" office:value-type="string">
            <text:p text:style-name="P27">국문</text:p>
          </table:table-cell>
          <table:covered-table-cell/>
          <table:covered-table-cell/>
          <table:covered-table-cell/>
          <table:covered-table-cell/>
          <table:table-cell table:style-name="Table1.K13" table:number-columns-spanned="20" office:value-type="string">
            <text:p text:style-name="P29">Matter 기반 AI홈 디바이스용 소프트센서 생성 및 데이터처리 플랫폼 개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14"/>
          <table:covered-table-cell/>
          <table:covered-table-cell/>
          <table:covered-table-cell/>
          <table:covered-table-cell/>
          <table:table-cell table:style-name="Table1.P3" table:number-columns-spanned="5" office:value-type="string">
            <text:p text:style-name="P27">영문</text:p>
          </table:table-cell>
          <table:covered-table-cell/>
          <table:covered-table-cell/>
          <table:covered-table-cell/>
          <table:covered-table-cell/>
          <table:table-cell table:style-name="Table1.K14" table:number-columns-spanned="20" office:value-type="string">
            <text:p text:style-name="P30">Matter-based AI Home Device Soft Sensor Generation and Data Processing Platform Develop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3" table:number-columns-spanned="5" office:value-type="string">
            <text:p text:style-name="P8">주관연구개발기관</text:p>
          </table:table-cell>
          <table:covered-table-cell/>
          <table:covered-table-cell/>
          <table:covered-table-cell/>
          <table:covered-table-cell/>
          <table:table-cell table:style-name="Table1.P3" table:number-columns-spanned="5" office:value-type="string">
            <text:p text:style-name="P27">기관명</text:p>
          </table:table-cell>
          <table:covered-table-cell/>
          <table:covered-table-cell/>
          <table:covered-table-cell/>
          <table:covered-table-cell/>
          <table:table-cell table:style-name="Table1.F1" table:number-columns-spanned="10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27">사업자등록번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4" office:value-type="string">
            <text:p text:style-name="P32" loext:marker-style-name="T11"/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6"/>
          <table:covered-table-cell/>
          <table:covered-table-cell/>
          <table:covered-table-cell/>
          <table:covered-table-cell/>
          <table:table-cell table:style-name="Table1.P3" table:number-rows-spanned="2" table:number-columns-spanned="5" office:value-type="string">
            <text:p text:style-name="P27">주소</text:p>
          </table:table-cell>
          <table:covered-table-cell/>
          <table:covered-table-cell/>
          <table:covered-table-cell/>
          <table:covered-table-cell/>
          <table:table-cell table:style-name="Table1.F1" table:number-rows-spanned="2" table:number-columns-spanned="10" office:value-type="string">
            <text:p text:style-name="P33">(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18">법인등록번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6" table:number-columns-spanned="4" office:value-type="string">
            <text:p text:style-name="P34" loext:marker-style-name="T20"/>
          </table:table-cell>
          <table:covered-table-cell/>
          <table:covered-table-cell/>
          <table:covered-table-cell/>
        </table:table-row>
        <table:table-row table:style-name="Table1.17">
          <table:covered-table-cell table:style-name="Table1.A17"/>
          <table:covered-table-cell/>
          <table:covered-table-cell/>
          <table:covered-table-cell/>
          <table:covered-table-cell/>
          <table:covered-table-cell table:style-name="Table1.P3"/>
          <table:covered-table-cell/>
          <table:covered-table-cell/>
          <table:covered-table-cell/>
          <table:covered-table-cell/>
          <table:covered-table-cell table:style-name="Table1.F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35"><text:span text:style-name="T5">기관유형</text:span><text:span text:style-name="T21">17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7" table:number-columns-spanned="4" office:value-type="string">
            <text:p text:style-name="P36" loext:marker-style-name="T2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3" table:number-columns-spanned="5" office:value-type="string">
            <text:p text:style-name="P8">연구책임자</text:p>
          </table:table-cell>
          <table:covered-table-cell/>
          <table:covered-table-cell/>
          <table:covered-table-cell/>
          <table:covered-table-cell/>
          <table:table-cell table:style-name="Table1.P3" table:number-columns-spanned="8" office:value-type="string">
            <text:p text:style-name="P37">성명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table:number-columns-spanned="7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27">직위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8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9"/>
          <table:covered-table-cell/>
          <table:covered-table-cell/>
          <table:covered-table-cell/>
          <table:covered-table-cell/>
          <table:table-cell table:style-name="Table1.P3" table:number-rows-spanned="2" office:value-type="string">
            <text:p text:style-name="P27">연락처</text:p>
          </table:table-cell>
          <table:table-cell table:style-name="Table1.P3" table:number-columns-spanned="7" office:value-type="string">
            <text:p text:style-name="P27">직장전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table:number-columns-spanned="7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27">휴대전화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9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20"/>
          <table:covered-table-cell/>
          <table:covered-table-cell/>
          <table:covered-table-cell/>
          <table:covered-table-cell/>
          <table:covered-table-cell table:style-name="Table1.P3"/>
          <table:table-cell table:style-name="Table1.P3" table:number-columns-spanned="7" office:value-type="string">
            <text:p text:style-name="P27">전자우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table:number-columns-spanned="7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27">국가연구자번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0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8" table:number-columns-spanned="4" office:value-type="string">
            <text:p text:style-name="P19"><text:span text:style-name="T22">연구개발기간</text:span><text:span text:style-name="T23">14)</text:span></text:p>
          </table:table-cell>
          <table:covered-table-cell/>
          <table:covered-table-cell/>
          <table:covered-table-cell/>
          <table:table-cell table:style-name="Table1.P3" table:number-columns-spanned="9" office:value-type="string">
            <text:p text:style-name="P19"><text:span text:style-name="T5">전체</text:span><text:span text:style-name="T6">14-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1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22"/>
          <table:covered-table-cell/>
          <table:covered-table-cell/>
          <table:covered-table-cell/>
          <table:table-cell table:style-name="Table1.P3" table:number-rows-spanned="6" office:value-type="string">
            <text:p text:style-name="P19"><text:span text:style-name="T5">단계</text:span><text:span text:style-name="T6">14-2)</text:span></text:p>
          </table:table-cell>
          <table:table-cell table:style-name="Table1.P3" table:number-rows-spanned="4" table:number-columns-spanned="3" office:value-type="string">
            <text:p text:style-name="P37">1단계</text:p>
          </table:table-cell>
          <table:covered-table-cell/>
          <table:covered-table-cell/>
          <table:table-cell table:style-name="Table1.P3" table:number-columns-spanned="5" office:value-type="string">
            <text:p text:style-name="P37">1년차</text:p>
          </table:table-cell>
          <table:covered-table-cell/>
          <table:covered-table-cell/>
          <table:covered-table-cell/>
          <table:covered-table-cell/>
          <table:table-cell table:style-name="Table1.N22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23"/>
          <table:covered-table-cell/>
          <table:covered-table-cell/>
          <table:covered-table-cell/>
          <table:covered-table-cell table:style-name="Table1.P3"/>
          <table:covered-table-cell table:style-name="Table1.P3"/>
          <table:covered-table-cell/>
          <table:covered-table-cell/>
          <table:table-cell table:style-name="Table1.P3" table:number-columns-spanned="5" office:value-type="string">
            <text:p text:style-name="P37">2년차</text:p>
          </table:table-cell>
          <table:covered-table-cell/>
          <table:covered-table-cell/>
          <table:covered-table-cell/>
          <table:covered-table-cell/>
          <table:table-cell table:style-name="Table1.N23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24"/>
          <table:covered-table-cell/>
          <table:covered-table-cell/>
          <table:covered-table-cell/>
          <table:covered-table-cell table:style-name="Table1.P3"/>
          <table:covered-table-cell table:style-name="Table1.P3"/>
          <table:covered-table-cell/>
          <table:covered-table-cell/>
          <table:table-cell table:style-name="Table1.P3" table:number-columns-spanned="5" office:value-type="string">
            <text:p text:style-name="P37">3년차</text:p>
          </table:table-cell>
          <table:covered-table-cell/>
          <table:covered-table-cell/>
          <table:covered-table-cell/>
          <table:covered-table-cell/>
          <table:table-cell table:style-name="Table1.N24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covered-table-cell table:style-name="Table1.A25"/>
          <table:covered-table-cell/>
          <table:covered-table-cell/>
          <table:covered-table-cell/>
          <table:covered-table-cell table:style-name="Table1.P3"/>
          <table:covered-table-cell table:style-name="Table1.P3"/>
          <table:covered-table-cell/>
          <table:covered-table-cell/>
          <table:table-cell table:style-name="Table1.P3" table:number-columns-spanned="5" office:value-type="string">
            <text:p text:style-name="P37">4년차</text:p>
          </table:table-cell>
          <table:covered-table-cell/>
          <table:covered-table-cell/>
          <table:covered-table-cell/>
          <table:covered-table-cell/>
          <table:table-cell table:style-name="Table1.N25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26"/>
          <table:covered-table-cell/>
          <table:covered-table-cell/>
          <table:covered-table-cell/>
          <table:covered-table-cell table:style-name="Table1.P3"/>
          <table:table-cell table:style-name="Table1.P3" table:number-rows-spanned="2" table:number-columns-spanned="3" office:value-type="string">
            <text:p text:style-name="P37">n단계</text:p>
          </table:table-cell>
          <table:covered-table-cell/>
          <table:covered-table-cell/>
          <table:table-cell table:style-name="Table1.P3" table:number-columns-spanned="5" office:value-type="string">
            <text:p text:style-name="P37">1년차</text:p>
          </table:table-cell>
          <table:covered-table-cell/>
          <table:covered-table-cell/>
          <table:covered-table-cell/>
          <table:covered-table-cell/>
          <table:table-cell table:style-name="Table1.N26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27"/>
          <table:covered-table-cell/>
          <table:covered-table-cell/>
          <table:covered-table-cell/>
          <table:covered-table-cell table:style-name="Table1.P3"/>
          <table:covered-table-cell table:style-name="Table1.P3"/>
          <table:covered-table-cell/>
          <table:covered-table-cell/>
          <table:table-cell table:style-name="Table1.P3" table:number-columns-spanned="5" office:value-type="string">
            <text:p text:style-name="P37">n년차</text:p>
          </table:table-cell>
          <table:covered-table-cell/>
          <table:covered-table-cell/>
          <table:covered-table-cell/>
          <table:covered-table-cell/>
          <table:table-cell table:style-name="Table1.N27" table:number-columns-spanned="17" office:value-type="string">
            <text:p text:style-name="P37">YYYY. MM. DD - YYYY. MM. DD( <text:s/>년 <text:s/>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28"/>
          <table:covered-table-cell/>
          <table:covered-table-cell/>
          <table:covered-table-cell/>
          <table:table-cell table:style-name="Table1.P3" table:number-columns-spanned="9" office:value-type="string">
            <text:p text:style-name="P19"><text:span text:style-name="T8">당해연도 개발기간(n단계, x차년도)</text:span><text:span text:style-name="T24">14-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8" table:number-columns-spanned="17" office:value-type="string">
            <text:p text:style-name="P37">YYYY. MM. DD - YYYY. MM. DD( 개월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9" table:number-rows-spanned="2" table:number-columns-spanned="4" office:value-type="string">
            <text:p text:style-name="P19"><text:span text:style-name="T25">연구개발비</text:span><text:span text:style-name="T6">15)</text:span></text:p>
            <text:p text:style-name="P37">(단위: 천원)</text:p>
          </table:table-cell>
          <table:covered-table-cell/>
          <table:covered-table-cell/>
          <table:covered-table-cell/>
          <table:table-cell table:style-name="Table1.P3" table:number-rows-spanned="2" office:value-type="string">
            <text:p text:style-name="P38">정부지원</text:p>
            <text:p text:style-name="P39"><text:span text:style-name="T26">연구개발비</text:span><text:span text:style-name="T27">15-1)</text:span></text:p>
          </table:table-cell>
          <table:table-cell table:style-name="Table1.P3" table:number-rows-spanned="2" table:number-columns-spanned="8" office:value-type="string">
            <text:p text:style-name="P39"><text:span text:style-name="T28">기관부담연구개발비</text:span><text:span text:style-name="T29">15-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39"><text:span text:style-name="T30">그 외 기관 지원금</text:span><text:span text:style-name="T31">15-3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T29" table:number-rows-spanned="2" table:number-columns-spanned="11" office:value-type="string">
            <text:p text:style-name="P40">총 연구개발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30"/>
          <table:covered-table-cell/>
          <table:covered-table-cell/>
          <table:covered-table-cell/>
          <table:covered-table-cell table:style-name="Table1.P3"/>
          <table:covered-table-cell table:style-name="Table1.P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3" table:number-columns-spanned="6" office:value-type="string">
            <text:p text:style-name="P40">지방자치단체 등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1.T3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1">
          <table:table-cell table:style-name="Table1.A31" office:value-type="string">
            <text:p text:style-name="P41" loext:marker-style-name="T32"/>
          </table:table-cell>
          <table:table-cell table:style-name="Table1.B31" table:number-columns-spanned="2" office:value-type="string">
            <text:p text:style-name="P42">단계</text:p>
          </table:table-cell>
          <table:covered-table-cell/>
          <table:table-cell table:style-name="Table1.B31" office:value-type="string">
            <text:p text:style-name="P43">연 도</text:p>
          </table:table-cell>
          <table:table-cell table:style-name="Table1.P3" office:value-type="string">
            <text:p text:style-name="P44">현금</text:p>
          </table:table-cell>
          <table:table-cell table:style-name="Table1.P3" table:number-columns-spanned="2" office:value-type="string">
            <text:p text:style-name="P44">현금</text:p>
          </table:table-cell>
          <table:covered-table-cell/>
          <table:table-cell table:style-name="Table1.P3" table:number-columns-spanned="6" office:value-type="string">
            <text:p text:style-name="P44">현물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P3" table:number-columns-spanned="3" office:value-type="string">
            <text:p text:style-name="P44">현금</text:p>
          </table:table-cell>
          <table:covered-table-cell/>
          <table:covered-table-cell/>
          <table:table-cell table:style-name="Table1.P3" table:number-columns-spanned="3" office:value-type="string">
            <text:p text:style-name="P27">현물</text:p>
          </table:table-cell>
          <table:covered-table-cell/>
          <table:covered-table-cell/>
          <table:table-cell table:style-name="Table1.P3" table:number-columns-spanned="4" office:value-type="string">
            <text:p text:style-name="P44">현금</text:p>
          </table:table-cell>
          <table:covered-table-cell/>
          <table:covered-table-cell/>
          <table:covered-table-cell/>
          <table:table-cell table:style-name="Table1.P3" table:number-columns-spanned="4" office:value-type="string">
            <text:p text:style-name="P44">현물</text:p>
          </table:table-cell>
          <table:covered-table-cell/>
          <table:covered-table-cell/>
          <table:covered-table-cell/>
          <table:table-cell table:style-name="Table1.T29" table:number-columns-spanned="3" office:value-type="string">
            <text:p text:style-name="P44">합계</text:p>
          </table:table-cell>
          <table:covered-table-cell/>
          <table:covered-table-cell/>
        </table:table-row>
        <table:table-row table:style-name="Table1.1">
          <table:table-cell table:style-name="Table1.A32" table:number-rows-spanned="6" office:value-type="string">
            <text:p text:style-name="P31" loext:marker-style-name="T20"/>
          </table:table-cell>
          <table:table-cell table:style-name="Table1.B32" table:number-rows-spanned="4" table:number-columns-spanned="2" office:value-type="string">
            <text:p text:style-name="P45">1</text:p>
          </table:table-cell>
          <table:covered-table-cell/>
          <table:table-cell table:style-name="Table1.B32" office:value-type="string">
            <text:p text:style-name="P37">1차년도</text:p>
          </table:table-cell>
          <table:table-cell table:style-name="Table1.F1" office:value-type="string">
            <text:p text:style-name="P45">0,000,000</text:p>
          </table:table-cell>
          <table:table-cell table:style-name="Table1.F1" table:number-columns-spanned="2" office:value-type="string">
            <text:p text:style-name="P45">0,000,000</text:p>
          </table:table-cell>
          <table:covered-table-cell/>
          <table:table-cell table:style-name="Table1.F1" table:number-columns-spanned="6" office:value-type="string">
            <text:p text:style-name="P45">0,000,0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5">000,000</text:p>
          </table:table-cell>
          <table:covered-table-cell/>
          <table:covered-table-cell/>
          <table:table-cell table:style-name="Table1.F1" table:number-columns-spanned="3" office:value-type="string">
            <text:p text:style-name="P45">000,000</text:p>
          </table:table-cell>
          <table:covered-table-cell/>
          <table:covered-table-cell/>
          <table:table-cell table:style-name="Table1.F1" table:number-columns-spanned="4" office:value-type="string">
            <text:p text:style-name="P45">0,000,000</text:p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45">0,000,000</text:p>
          </table:table-cell>
          <table:covered-table-cell/>
          <table:covered-table-cell/>
          <table:covered-table-cell/>
          <table:table-cell table:style-name="Table1.b32" table:number-columns-spanned="3" office:value-type="string">
            <text:p text:style-name="P45">00,000,000</text:p>
          </table:table-cell>
          <table:covered-table-cell/>
          <table:covered-table-cell/>
        </table:table-row>
        <table:table-row table:style-name="Table1.1">
          <table:covered-table-cell table:style-name="Table1.A33"/>
          <table:covered-table-cell table:style-name="Table1.B33"/>
          <table:covered-table-cell/>
          <table:table-cell table:style-name="Table1.P3" office:value-type="string">
            <text:p text:style-name="P37">2차년도</text:p>
          </table:table-cell>
          <table:table-cell table:style-name="Table1.F1" office:value-type="string">
            <text:p text:style-name="P31" loext:marker-style-name="T20"/>
          </table:table-cell>
          <table:table-cell table:style-name="Table1.F1" table:number-columns-spanned="2" office:value-type="string">
            <text:p text:style-name="P31" loext:marker-style-name="T20"/>
          </table:table-cell>
          <table:covered-table-cell/>
          <table:table-cell table:style-name="Table1.F1" table:number-columns-spanned="6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b33" table:number-columns-spanned="3" office:value-type="string">
            <text:p text:style-name="P31" loext:marker-style-name="T20"/>
          </table:table-cell>
          <table:covered-table-cell/>
          <table:covered-table-cell/>
        </table:table-row>
        <table:table-row table:style-name="Table1.1">
          <table:covered-table-cell table:style-name="Table1.A34"/>
          <table:covered-table-cell table:style-name="Table1.B34"/>
          <table:covered-table-cell/>
          <table:table-cell table:style-name="Table1.P3" office:value-type="string">
            <text:p text:style-name="P37">3차년도</text:p>
          </table:table-cell>
          <table:table-cell table:style-name="Table1.F1" office:value-type="string">
            <text:p text:style-name="P31" loext:marker-style-name="T20"/>
          </table:table-cell>
          <table:table-cell table:style-name="Table1.F1" table:number-columns-spanned="2" office:value-type="string">
            <text:p text:style-name="P31" loext:marker-style-name="T20"/>
          </table:table-cell>
          <table:covered-table-cell/>
          <table:table-cell table:style-name="Table1.F1" table:number-columns-spanned="6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b34" table:number-columns-spanned="3" office:value-type="string">
            <text:p text:style-name="P31" loext:marker-style-name="T20"/>
          </table:table-cell>
          <table:covered-table-cell/>
          <table:covered-table-cell/>
        </table:table-row>
        <table:table-row table:style-name="Table1.1">
          <table:covered-table-cell table:style-name="Table1.A35"/>
          <table:covered-table-cell table:style-name="Table1.B35"/>
          <table:covered-table-cell/>
          <table:table-cell table:style-name="Table1.P3" office:value-type="string">
            <text:p text:style-name="P37">4차년도</text:p>
          </table:table-cell>
          <table:table-cell table:style-name="Table1.F1" office:value-type="string">
            <text:p text:style-name="P31" loext:marker-style-name="T20"/>
          </table:table-cell>
          <table:table-cell table:style-name="Table1.F1" table:number-columns-spanned="2" office:value-type="string">
            <text:p text:style-name="P31" loext:marker-style-name="T20"/>
          </table:table-cell>
          <table:covered-table-cell/>
          <table:table-cell table:style-name="Table1.F1" table:number-columns-spanned="6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b35" table:number-columns-spanned="3" office:value-type="string">
            <text:p text:style-name="P31" loext:marker-style-name="T20"/>
          </table:table-cell>
          <table:covered-table-cell/>
          <table:covered-table-cell/>
        </table:table-row>
        <table:table-row table:style-name="Table1.1">
          <table:covered-table-cell table:style-name="Table1.A36"/>
          <table:table-cell table:style-name="Table1.P3" table:number-columns-spanned="2" office:value-type="string">
            <text:p text:style-name="P45">n</text:p>
          </table:table-cell>
          <table:covered-table-cell/>
          <table:table-cell table:style-name="Table1.P3" office:value-type="string">
            <text:p text:style-name="P37">n차년도</text:p>
          </table:table-cell>
          <table:table-cell table:style-name="Table1.F1" office:value-type="string">
            <text:p text:style-name="P31" loext:marker-style-name="T20"/>
          </table:table-cell>
          <table:table-cell table:style-name="Table1.F1" table:number-columns-spanned="2" office:value-type="string">
            <text:p text:style-name="P31" loext:marker-style-name="T20"/>
          </table:table-cell>
          <table:covered-table-cell/>
          <table:table-cell table:style-name="Table1.F1" table:number-columns-spanned="6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b36" table:number-columns-spanned="3" office:value-type="string">
            <text:p text:style-name="P31" loext:marker-style-name="T20"/>
          </table:table-cell>
          <table:covered-table-cell/>
          <table:covered-table-cell/>
        </table:table-row>
        <table:table-row table:style-name="Table1.1">
          <table:covered-table-cell table:style-name="Table1.A37"/>
          <table:table-cell table:style-name="Table1.P3" table:number-columns-spanned="3" office:value-type="string">
            <text:p text:style-name="P27">합계</text:p>
          </table:table-cell>
          <table:covered-table-cell/>
          <table:covered-table-cell/>
          <table:table-cell table:style-name="Table1.F1" office:value-type="string">
            <text:p text:style-name="P31" loext:marker-style-name="T20"/>
          </table:table-cell>
          <table:table-cell table:style-name="Table1.F1" table:number-columns-spanned="2" office:value-type="string">
            <text:p text:style-name="P31" loext:marker-style-name="T20"/>
          </table:table-cell>
          <table:covered-table-cell/>
          <table:table-cell table:style-name="Table1.F1" table:number-columns-spanned="6" office:value-type="string">
            <text:p text:style-name="P31" loext:marker-style-name="T20"/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3" office:value-type="string">
            <text:p text:style-name="P31" loext:marker-style-name="T20"/>
          </table:table-cell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31" loext:marker-style-name="T20"/>
          </table:table-cell>
          <table:covered-table-cell/>
          <table:covered-table-cell/>
          <table:covered-table-cell/>
          <table:table-cell table:style-name="Table1.b37" table:number-columns-spanned="3" office:value-type="string">
            <text:p text:style-name="P31" loext:marker-style-name="T20"/>
          </table:table-cell>
          <table:covered-table-cell/>
          <table:covered-table-cell/>
        </table:table-row>
        <table:table-row table:style-name="Table1.1">
          <table:table-cell table:style-name="Table1.A29" table:number-rows-spanned="2" table:number-columns-spanned="5" office:value-type="string">
            <text:p text:style-name="P46">공동연구개발기관 등</text:p>
            <text:p text:style-name="P14">(해당 시 작성)</text:p>
          </table:table-cell>
          <table:covered-table-cell/>
          <table:covered-table-cell/>
          <table:covered-table-cell/>
          <table:covered-table-cell/>
          <table:table-cell table:style-name="Table1.P3" table:number-rows-spanned="2" table:number-columns-spanned="5" office:value-type="string">
            <text:p text:style-name="P27">기관명</text:p>
          </table:table-cell>
          <table:covered-table-cell/>
          <table:covered-table-cell/>
          <table:covered-table-cell/>
          <table:covered-table-cell/>
          <table:table-cell table:style-name="Table1.P3" table:number-rows-spanned="2" table:number-columns-spanned="3" office:value-type="string">
            <text:p text:style-name="P27">책임자</text:p>
          </table:table-cell>
          <table:covered-table-cell/>
          <table:covered-table-cell/>
          <table:table-cell table:style-name="Table1.P3" table:number-rows-spanned="2" table:number-columns-spanned="3" office:value-type="string">
            <text:p text:style-name="P27">직위</text:p>
          </table:table-cell>
          <table:covered-table-cell/>
          <table:covered-table-cell/>
          <table:table-cell table:style-name="Table1.P3" table:number-rows-spanned="2" table:number-columns-spanned="5" office:value-type="string">
            <text:p text:style-name="P27">휴대전화</text:p>
          </table:table-cell>
          <table:covered-table-cell/>
          <table:covered-table-cell/>
          <table:covered-table-cell/>
          <table:covered-table-cell/>
          <table:table-cell table:style-name="Table1.P3" table:number-rows-spanned="2" table:number-columns-spanned="4" office:value-type="string">
            <text:p text:style-name="P27">전자우편</text:p>
          </table:table-cell>
          <table:covered-table-cell/>
          <table:covered-table-cell/>
          <table:covered-table-cell/>
          <table:table-cell table:style-name="Table1.T29" table:number-columns-spanned="5" office:value-type="string">
            <text:p text:style-name="P27">비고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39"/>
          <table:covered-table-cell/>
          <table:covered-table-cell/>
          <table:covered-table-cell/>
          <table:covered-table-cell/>
          <table:covered-table-cell table:style-name="Table1.F39"/>
          <table:covered-table-cell/>
          <table:covered-table-cell/>
          <table:covered-table-cell/>
          <table:covered-table-cell/>
          <table:covered-table-cell table:style-name="Table1.P3"/>
          <table:covered-table-cell/>
          <table:covered-table-cell/>
          <table:covered-table-cell table:style-name="Table1.P3"/>
          <table:covered-table-cell/>
          <table:covered-table-cell/>
          <table:covered-table-cell table:style-name="Table1.P3"/>
          <table:covered-table-cell/>
          <table:covered-table-cell/>
          <table:covered-table-cell/>
          <table:covered-table-cell/>
          <table:covered-table-cell table:style-name="Table1.P3"/>
          <table:covered-table-cell/>
          <table:covered-table-cell/>
          <table:covered-table-cell/>
          <table:table-cell table:style-name="Table1.P3" table:number-columns-spanned="3" office:value-type="string">
            <text:p text:style-name="P47">역할</text:p>
          </table:table-cell>
          <table:covered-table-cell/>
          <table:covered-table-cell/>
          <table:table-cell table:style-name="Table1.T29" table:number-columns-spanned="2" office:value-type="string">
            <text:p text:style-name="P19"><text:span text:style-name="T33">기관유형</text:span><text:span text:style-name="T21">17)</text:span></text:p>
          </table:table-cell>
          <table:covered-table-cell/>
        </table:table-row>
        <table:table-row table:style-name="Table1.40">
          <table:table-cell table:style-name="Table1.A32" table:number-rows-spanned="6" office:value-type="string">
            <text:p text:style-name="P31" loext:marker-style-name="T20"/>
            <text:p text:style-name="P31" loext:marker-style-name="T20"/>
          </table:table-cell>
          <table:table-cell table:style-name="Table1.P3" table:number-rows-spanned="4" table:number-columns-spanned="4" office:value-type="string">
            <text:p text:style-name="P35"><text:span text:style-name="T5">공동연구개발기관</text:span><text:span text:style-name="T34">16)</text:span></text:p>
          </table:table-cell>
          <table:covered-table-cell/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4" office:value-type="string">
            <text:p text:style-name="P48" loext:marker-style-name="T7"/>
          </table:table-cell>
          <table:covered-table-cell/>
          <table:covered-table-cell/>
          <table:covered-table-cell/>
          <table:table-cell table:style-name="Table1.F1" table:number-columns-spanned="3" office:value-type="string">
            <text:p text:style-name="P49">수요</text:p>
          </table:table-cell>
          <table:covered-table-cell/>
          <table:covered-table-cell/>
          <table:table-cell table:style-name="Table1.c40" table:number-columns-spanned="2" office:value-type="string">
            <text:p text:style-name="P50" loext:marker-style-name="T35"/>
          </table:table-cell>
          <table:covered-table-cell/>
        </table:table-row>
        <table:table-row table:style-name="Table1.40">
          <table:covered-table-cell table:style-name="Table1.A41"/>
          <table:covered-table-cell table:style-name="Table1.B41"/>
          <table:covered-table-cell/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4" office:value-type="string">
            <text:p text:style-name="P48" loext:marker-style-name="T7"/>
          </table:table-cell>
          <table:covered-table-cell/>
          <table:covered-table-cell/>
          <table:covered-table-cell/>
          <table:table-cell table:style-name="Table1.F1" table:number-columns-spanned="3" office:value-type="string">
            <text:p text:style-name="P49">공동</text:p>
          </table:table-cell>
          <table:covered-table-cell/>
          <table:covered-table-cell/>
          <table:table-cell table:style-name="Table1.c41" table:number-columns-spanned="2" office:value-type="string">
            <text:p text:style-name="P50" loext:marker-style-name="T35"/>
          </table:table-cell>
          <table:covered-table-cell/>
        </table:table-row>
        <table:table-row table:style-name="Table1.40">
          <table:covered-table-cell table:style-name="Table1.A42"/>
          <table:covered-table-cell table:style-name="Table1.B42"/>
          <table:covered-table-cell/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4" office:value-type="string">
            <text:p text:style-name="P48" loext:marker-style-name="T7"/>
          </table:table-cell>
          <table:covered-table-cell/>
          <table:covered-table-cell/>
          <table:covered-table-cell/>
          <table:table-cell table:style-name="Table1.F1" table:number-columns-spanned="3" office:value-type="string">
            <text:p text:style-name="P50" loext:marker-style-name="T35"/>
          </table:table-cell>
          <table:covered-table-cell/>
          <table:covered-table-cell/>
          <table:table-cell table:style-name="Table1.c42" table:number-columns-spanned="2" office:value-type="string">
            <text:p text:style-name="P50" loext:marker-style-name="T35"/>
          </table:table-cell>
          <table:covered-table-cell/>
        </table:table-row>
        <table:table-row table:style-name="Table1.40">
          <table:covered-table-cell table:style-name="Table1.A43"/>
          <table:covered-table-cell table:style-name="Table1.B43"/>
          <table:covered-table-cell/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4" office:value-type="string">
            <text:p text:style-name="P48" loext:marker-style-name="T7"/>
          </table:table-cell>
          <table:covered-table-cell/>
          <table:covered-table-cell/>
          <table:covered-table-cell/>
          <table:table-cell table:style-name="Table1.F1" table:number-columns-spanned="3" office:value-type="string">
            <text:p text:style-name="P50" loext:marker-style-name="T35"/>
          </table:table-cell>
          <table:covered-table-cell/>
          <table:covered-table-cell/>
          <table:table-cell table:style-name="Table1.c43" table:number-columns-spanned="2" office:value-type="string">
            <text:p text:style-name="P50" loext:marker-style-name="T35"/>
          </table:table-cell>
          <table:covered-table-cell/>
        </table:table-row>
        <table:table-row table:style-name="Table1.40">
          <table:covered-table-cell table:style-name="Table1.A44"/>
          <table:table-cell table:style-name="Table1.P3" table:number-rows-spanned="2" table:number-columns-spanned="4" office:value-type="string">
            <text:p text:style-name="P35"><text:span text:style-name="T12">연구개발기관 외 기관</text:span><text:span text:style-name="T6">18)</text:span></text:p>
          </table:table-cell>
          <table:covered-table-cell/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4" office:value-type="string">
            <text:p text:style-name="P48" loext:marker-style-name="T7"/>
          </table:table-cell>
          <table:covered-table-cell/>
          <table:covered-table-cell/>
          <table:covered-table-cell/>
          <table:table-cell table:style-name="Table1.F1" table:number-columns-spanned="3" office:value-type="string">
            <text:p text:style-name="P50" loext:marker-style-name="T35"/>
          </table:table-cell>
          <table:covered-table-cell/>
          <table:covered-table-cell/>
          <table:table-cell table:style-name="Table1.c44" table:number-columns-spanned="2" office:value-type="string">
            <text:p text:style-name="P50" loext:marker-style-name="T35"/>
          </table:table-cell>
          <table:covered-table-cell/>
        </table:table-row>
        <table:table-row table:style-name="Table1.40">
          <table:covered-table-cell table:style-name="Table1.A45"/>
          <table:covered-table-cell table:style-name="Table1.B45"/>
          <table:covered-table-cell/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3" office:value-type="string">
            <text:p text:style-name="P48" loext:marker-style-name="T7"/>
          </table:table-cell>
          <table:covered-table-cell/>
          <table:covered-table-cell/>
          <table:table-cell table:style-name="Table1.F1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table-cell table:style-name="Table1.F1" table:number-columns-spanned="4" office:value-type="string">
            <text:p text:style-name="P48" loext:marker-style-name="T7"/>
          </table:table-cell>
          <table:covered-table-cell/>
          <table:covered-table-cell/>
          <table:covered-table-cell/>
          <table:table-cell table:style-name="Table1.F1" table:number-columns-spanned="3" office:value-type="string">
            <text:p text:style-name="P50" loext:marker-style-name="T35"/>
          </table:table-cell>
          <table:covered-table-cell/>
          <table:covered-table-cell/>
          <table:table-cell table:style-name="Table1.c45" table:number-columns-spanned="2" office:value-type="string">
            <text:p text:style-name="P50" loext:marker-style-name="T35"/>
          </table:table-cell>
          <table:covered-table-cell/>
        </table:table-row>
        <table:table-row table:style-name="Table1.1">
          <table:table-cell table:style-name="Table1.A3" table:number-rows-spanned="3" table:number-columns-spanned="5" office:value-type="string">
            <text:p text:style-name="P8">연구개발과제</text:p>
            <text:p text:style-name="P6"><text:span text:style-name="T5">실무책임자</text:span><text:span text:style-name="T6">19)</text:span></text:p>
          </table:table-cell>
          <table:covered-table-cell/>
          <table:covered-table-cell/>
          <table:covered-table-cell/>
          <table:covered-table-cell/>
          <table:table-cell table:style-name="Table1.P3" table:number-columns-spanned="7" office:value-type="string">
            <text:p text:style-name="P27">성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covered-table-cell/>
          <table:table-cell table:style-name="Table1.P3" table:number-columns-spanned="7" office:value-type="string">
            <text:p text:style-name="P27">직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46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47"/>
          <table:covered-table-cell/>
          <table:covered-table-cell/>
          <table:covered-table-cell/>
          <table:covered-table-cell/>
          <table:table-cell table:style-name="Table1.P3" table:number-rows-spanned="2" office:value-type="string">
            <text:p text:style-name="P27">연락처</text:p>
          </table:table-cell>
          <table:table-cell table:style-name="Table1.P3" table:number-columns-spanned="6" office:value-type="string">
            <text:p text:style-name="P27">직장전화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covered-table-cell/>
          <table:table-cell table:style-name="Table1.P3" table:number-columns-spanned="7" office:value-type="string">
            <text:p text:style-name="P27">휴대전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47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48"/>
          <table:covered-table-cell/>
          <table:covered-table-cell/>
          <table:covered-table-cell/>
          <table:covered-table-cell/>
          <table:covered-table-cell table:style-name="Table1.P3"/>
          <table:table-cell table:style-name="Table1.P3" table:number-columns-spanned="6" office:value-type="string">
            <text:p text:style-name="P27">전자우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  <table:covered-table-cell/>
          <table:table-cell table:style-name="Table1.P3" table:number-columns-spanned="7" office:value-type="string">
            <text:p text:style-name="P27">국가연구자번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48" table:number-columns-spanned="5" office:value-type="string">
            <text:p text:style-name="P48" loext:marker-style-name="T7"/>
          </table:table-cell>
          <table:covered-table-cell/>
          <table:covered-table-cell/>
          <table:covered-table-cell/>
          <table:covered-table-cell/>
        </table:table-row>
        <table:table-row table:style-name="Table1.49">
          <table:table-cell table:style-name="Table1.A49" table:number-columns-spanned="30" office:value-type="string">
            <text:p text:style-name="P51" loext:marker-style-name="T36"/>
            <text:p text:style-name="P52"><text:span text:style-name="T37">관련 법령 및 규정과 모든 의무사항을 준수하면서 이 연구개발과제를 성실하게 수행하기 위하여 연</text:span><text:span text:style-name="T12">구개발계획서를 제출합니다. 아울러 이 연구개발계획서에 기재된 내용이 사실임을 확인하며, 만약 사실이 아닌 경우 연구개발과제 선정 취소, 협약 해약 등의 불이익도 감수하겠습니다.</text:span></text:p>
            <text:p text:style-name="P53" loext:marker-style-name="T38"/>
            <text:p text:style-name="P46"><text:s text:c="7"/>년 <text:s text:c="7"/>월 <text:s text:c="7"/>일</text:p>
            <text:p text:style-name="P54" loext:marker-style-name="T20"/>
            <text:p text:style-name="P55"><text:span text:style-name="T12">연구책임자: <text:s text:c="15"/>(직인생략)</text:span><text:span text:style-name="T16">20)</text:span><text:span text:style-name="T13"> </text:span></text:p>
            <text:p text:style-name="P55"><text:span text:style-name="T12">주관연구개발기관의 장: <text:s text:c="14"/>(직인생략)</text:span><text:span text:style-name="T16">20)</text:span><text:span text:style-name="T13"> </text:span></text:p>
            <text:p text:style-name="P55"><text:span text:style-name="T12">공동연구개발기관의 장: <text:s text:c="14"/>(직인생략)</text:span><text:span text:style-name="T16">20)</text:span></text:p>
            <text:p text:style-name="P56"><text:span text:style-name="T39"><text:s text:c="4"/>산 업 통 상 부 장 관 </text:span><text:span text:style-name="T5">귀하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-윤고딕120" svg:font-family="-윤고딕120" style:font-family-generic="roman" style:font-pitch="variable"/>
    <style:font-face style:name="-윤고딕1201" svg:font-family="-윤고딕120" style:font-family-generic="system" style:font-pitch="variable"/>
    <style:font-face style:name="-윤명조150" svg:font-family="-윤명조150" style:font-family-generic="roman" style:font-pitch="variable"/>
    <style:font-face style:name="-윤명조1501" svg:font-family="-윤명조150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CI Poppy" svg:font-family="'HCI Poppy'" style:font-family-generic="roman" style:font-pitch="variable"/>
    <style:font-face style:name="HY신명조" svg:font-family="HY신명조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  <style:font-face style:name="Yoon가변 윤고딕 310_TT" svg:font-family="'Yoon가변 윤고딕 310_TT'" style:font-family-generic="roman" style:font-pitch="variable"/>
    <style:font-face style:name="Yoon가변 윤고딕 310_TT1" svg:font-family="'Yoon가변 윤고딕 310_TT'" style:font-family-generic="system" style:font-pitch="variable"/>
    <style:font-face style:name="굴림" svg:font-family="굴림" style:font-family-generic="roman" style:font-pitch="variable"/>
    <style:font-face style:name="굴림1" svg:font-family="굴림" style:font-family-generic="system" style:font-pitch="variable"/>
    <style:font-face style:name="굴림체" svg:font-family="굴림체" style:font-family-generic="roman" style:font-pitch="variable"/>
    <style:font-face style:name="굴림체1" svg:font-family="굴림체" style:font-family-generic="system" style:font-pitch="variable"/>
    <style:font-face style:name="돋움" svg:font-family="돋움" style:font-family-generic="roman" style:font-pitch="variable"/>
    <style:font-face style:name="돋움1" svg:font-family="돋움" style:font-family-generic="system" style:font-pitch="variable"/>
    <style:font-face style:name="돋움체" svg:font-family="돋움체" style:font-family-generic="roman" style:font-pitch="variable"/>
    <style:font-face style:name="돋움체1" svg:font-family="돋움체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  <style:font-face style:name="바탕1" svg:font-family="바탕" style:font-family-generic="system" style:font-pitch="variable"/>
    <style:font-face style:name="산세리프" svg:font-family="산세리프" style:font-family-generic="roman" style:font-pitch="variable"/>
    <style:font-face style:name="신명 신문명조" svg:font-family="'신명 신문명조'" style:font-family-generic="roman" style:font-pitch="variable"/>
    <style:font-face style:name="신명 신문명조1" svg:font-family="'신명 신문명조'" style:font-family-generic="system" style:font-pitch="variable"/>
    <style:font-face style:name="한양견고딕" svg:font-family="한양견고딕" style:font-family-generic="roman" style:font-pitch="variable"/>
    <style:font-face style:name="한양견고딕1" svg:font-family="한양견고딕" style:font-family-generic="system" style:font-pitch="variable"/>
    <style:font-face style:name="한양신명조" svg:font-family="한양신명조" style:font-family-generic="roman" style:font-pitch="variable"/>
    <style:font-face style:name="한양신명조1" svg:font-family="한양신명조" style:font-family-generic="system" style:font-pitch="variable"/>
    <style:font-face style:name="한양중고딕" svg:font-family="한양중고딕" style:font-family-generic="roman" style:font-pitch="variable"/>
    <style:font-face style:name="한양중고딕1" svg:font-family="한양중고딕" style:font-family-generic="system" style:font-pitch="variable"/>
    <style:font-face style:name="한컴바탕" svg:font-family="한컴바탕" style:font-family-generic="system" style:font-pitch="variable"/>
    <style:font-face style:name="함초롬바탕" svg:font-family="함초롬바탕" style:font-family-generic="roman" style:font-pitch="variable"/>
    <style:font-face style:name="함초롬바탕1" svg:font-family="함초롬바탕" style:font-family-generic="system" style:font-pitch="variable"/>
    <style:font-face style:name="휴먼명조" svg:font-family="휴먼명조" style:font-family-generic="roman" style:font-pitch="variable"/>
    <style:font-face style:name="휴먼명조1" svg:font-family="휴먼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oto Sans CJK K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555in" style:writing-mode="page"/>
      <style:text-properties style:use-window-font-color="true" loext:opacity="0%" style:font-name="Calibri" fo:font-size="11pt" fo:language="en" fo:country="US" style:letter-kerning="true" style:font-name-asian="Noto Sans CJK K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바탕글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fo:background-color="transparent" style:font-name-asian="바탕1" style:font-family-asian="바탕" style:font-family-generic-asian="system" style:font-pitch-asian="variable" style:font-size-asian="10pt"/>
    </style:style>
    <style:style style:name="본문" style:family="paragraph">
      <style:paragraph-properties fo:margin-left="0.2083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1" style:display-name="개요 1" style:family="paragraph" style:default-outline-level="1" style:list-style-name="WWNum202" style:list-level="1">
      <style:paragraph-properties fo:margin-left="0.139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2" style:display-name="개요 2" style:family="paragraph" style:default-outline-level="2" style:list-style-name="WWNum203" style:list-level="2">
      <style:paragraph-properties fo:margin-left="0.278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3" style:display-name="개요 3" style:family="paragraph" style:default-outline-level="3" style:list-style-name="WWNum204" style:list-level="3">
      <style:paragraph-properties fo:margin-left="0.4165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4" style:display-name="개요 4" style:family="paragraph" style:default-outline-level="4" style:list-style-name="WWNum205" style:list-level="4">
      <style:paragraph-properties fo:margin-left="0.5555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5" style:display-name="개요 5" style:family="paragraph" style:default-outline-level="5" style:list-style-name="WWNum206" style:list-level="5">
      <style:paragraph-properties fo:margin-left="0.6945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6" style:display-name="개요 6" style:family="paragraph" style:default-outline-level="6" style:list-style-name="WWNum207" style:list-level="6">
      <style:paragraph-properties fo:margin-left="0.8335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개요_20_7" style:display-name="개요 7" style:family="paragraph" style:default-outline-level="7" style:list-style-name="WWNum208" style:list-level="7">
      <style:paragraph-properties fo:margin-left="0.972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쪽_20_번호" style:display-name="쪽 번호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10pt" style:font-name-asian="굴림1" style:font-family-asian="굴림" style:font-family-generic-asian="system" style:font-pitch-asian="variable" style:font-size-asian="10pt"/>
    </style:style>
    <style:style style:name="머리말" style:family="paragraph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각주" style:family="paragraph">
      <style:paragraph-properties fo:margin-left="0.1819in" fo:margin-right="0in" fo:margin-top="0in" fo:margin-bottom="0in" style:contextual-spacing="false" fo:line-height="130%" fo:text-align="justify" style:justify-single-word="false" fo:orphans="0" fo:widows="0" fo:text-indent="-0.1819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9pt" fo:letter-spacing="-0.0028in" style:font-name-asian="바탕1" style:font-family-asian="바탕" style:font-family-generic-asian="system" style:font-pitch-asian="variable" style:font-size-asian="9pt" style:text-scale="95%"/>
    </style:style>
    <style:style style:name="미주" style:family="paragraph">
      <style:paragraph-properties fo:margin-left="0.1819in" fo:margin-right="0in" fo:margin-top="0in" fo:margin-bottom="0in" style:contextual-spacing="false" fo:line-height="130%" fo:text-align="justify" style:justify-single-word="false" fo:orphans="0" fo:widows="0" fo:text-indent="-0.1819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9pt" fo:letter-spacing="-0.0028in" style:font-name-asian="바탕1" style:font-family-asian="바탕" style:font-family-generic-asian="system" style:font-pitch-asian="variable" style:font-size-asian="9pt" style:text-scale="95%"/>
    </style:style>
    <style:style style:name="메모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굴림" fo:font-family="굴림" style:font-family-generic="roman" style:font-pitch="variable" fo:font-size="9pt" fo:letter-spacing="-0.0028in" style:font-name-asian="굴림1" style:font-family-asian="굴림" style:font-family-generic-asian="system" style:font-pitch-asian="variable" style:font-size-asian="9pt" style:text-scale="95%"/>
    </style:style>
    <style:style style:name="가" style:family="paragraph">
      <style:paragraph-properties fo:margin-left="0.461in" fo:margin-right="0in" fo:margin-top="0.0791in" fo:margin-bottom="0.0791in" style:contextual-spacing="false" fo:line-height="180%" fo:text-align="justify" style:justify-single-word="false" fo:orphans="0" fo:widows="0" fo:text-indent="-0.3083in" style:auto-text-indent="false" fo:padding="0in" fo:border="none" style:shadow="none" style:vertical-align="baseline" style:snap-to-layout-grid="false"/>
      <style:text-properties fo:color="#000000" loext:opacity="100%" style:font-name="HCI Poppy" fo:font-family="'HCI Poppy'" style:font-family-generic="roman" style:font-pitch="variable" fo:font-size="12pt" fo:letter-spacing="-0.0043in" style:font-name-asian="휴먼명조1" style:font-family-asian="휴먼명조" style:font-family-generic-asian="system" style:font-pitch-asian="variable" style:font-size-asian="12pt"/>
    </style:style>
    <style:style style:name="표내용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신명조" fo:font-family="한양신명조" style:font-family-generic="roman" style:font-pitch="variable" fo:font-size="9pt" fo:letter-spacing="-0.0063in" style:font-name-asian="한양신명조1" style:font-family-asian="한양신명조" style:font-family-generic-asian="system" style:font-pitch-asian="variable" style:font-size-asian="9pt"/>
    </style:style>
    <style:style style:name="ㅇ" style:family="paragraph">
      <style:paragraph-properties fo:margin-left="0.4563in" fo:margin-right="0in" fo:margin-top="0in" fo:margin-bottom="0in" style:contextual-spacing="false" fo:line-height="160%" fo:text-align="justify" style:justify-single-word="false" fo:orphans="0" fo:widows="0" fo:text-indent="-0.4563in" style:auto-text-indent="false" fo:padding="0in" fo:border="none" style:shadow="none" style:vertical-align="baseline" style:snap-to-layout-grid="false"/>
      <style:text-properties fo:color="#000000" loext:opacity="100%" style:font-name="HCI Poppy" fo:font-family="'HCI Poppy'" style:font-family-generic="roman" style:font-pitch="variable" fo:font-size="13pt" style:font-name-asian="휴먼명조1" style:font-family-asian="휴먼명조" style:font-family-generic-asian="system" style:font-pitch-asian="variable" style:font-size-asian="13pt"/>
    </style:style>
    <style:style style:name="선그리기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산세리프" fo:font-family="산세리프" style:font-family-generic="roman" style:font-pitch="variable" fo:font-size="10pt" style:font-name-asian="한양신명조1" style:font-family-asian="한양신명조" style:font-family-generic-asian="system" style:font-pitch-asian="variable" style:font-size-asian="10pt"/>
    </style:style>
    <style:style style:name="네모_2c_휴먼명조13" style:display-name="네모,휴먼명조13" style:family="paragraph">
      <style:paragraph-properties fo:margin-left="0.3465in" fo:margin-right="0in" fo:margin-top="0in" fo:margin-bottom="0in" style:contextual-spacing="false" fo:line-height="160%" fo:text-align="justify" style:justify-single-word="false" fo:orphans="0" fo:widows="0" fo:text-indent="-0.278in" style:auto-text-indent="false" fo:padding="0in" fo:border="none" style:shadow="none" style:vertical-align="baseline" style:snap-to-layout-grid="true"/>
      <style:text-properties fo:color="#000000" loext:opacity="100%" style:font-name="휴먼명조" fo:font-family="휴먼명조" style:font-family-generic="roman" style:font-pitch="variable" fo:font-size="13pt" style:font-name-asian="휴먼명조1" style:font-family-asian="휴먼명조" style:font-family-generic-asian="system" style:font-pitch-asian="variable" style:font-size-asian="13pt"/>
    </style:style>
    <style:style style:name="xl2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신명조" fo:font-family="한양신명조" style:font-family-generic="roman" style:font-pitch="variable" fo:font-size="10pt" style:font-name-asian="한양신명조1" style:font-family-asian="한양신명조" style:font-family-generic-asian="system" style:font-pitch-asian="variable" style:font-size-asian="10pt"/>
    </style:style>
    <style:style style:name="xl41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10pt" style:font-name-asian="굴림1" style:font-family-asian="굴림" style:font-family-generic-asian="system" style:font-pitch-asian="variable" style:font-size-asian="10pt"/>
    </style:style>
    <style:style style:name="xl25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_34_배" style:display-name="4배" style:family="paragraph">
      <style:paragraph-properties fo:margin-left="0.4654in" fo:margin-right="0in" fo:margin-top="0in" fo:margin-bottom="0in" style:contextual-spacing="false" fo:line-height="180%" fo:text-align="justify" style:justify-single-word="false" fo:orphans="0" fo:widows="0" fo:text-indent="-0.1874in" style:auto-text-indent="false" fo:padding="0in" fo:border="none" style:shadow="none" style:vertical-align="baseline" style:snap-to-layout-grid="false"/>
      <style:text-properties fo:color="#000000" loext:opacity="100%" style:font-name="한양신명조" fo:font-family="한양신명조" style:font-family-generic="roman" style:font-pitch="variable" fo:font-size="12pt" fo:letter-spacing="-0.0043in" style:font-name-asian="HY신명조" style:font-family-asian="HY신명조" style:font-family-generic-asian="system" style:font-pitch-asian="variable" style:font-size-asian="12pt" style:text-scale="95%"/>
    </style:style>
    <style:style style:name="_31_" style:display-name="1" style:family="paragraph">
      <style:paragraph-properties fo:margin-left="0in" fo:margin-right="0in" fo:margin-top="0in" fo:margin-bottom="0in" style:contextual-spacing="false" fo:line-height="11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HCI Poppy" fo:font-family="'HCI Poppy'" style:font-family-generic="roman" style:font-pitch="variable" fo:font-size="20pt" fo:font-weight="bold" style:font-name-asian="휴먼명조1" style:font-family-asian="휴먼명조" style:font-family-generic-asian="system" style:font-pitch-asian="variable" style:font-size-asian="20pt" style:font-weight-asian="bold"/>
    </style:style>
    <style:style style:name="xl27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28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4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3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33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31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38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3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6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9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65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0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3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66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1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6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68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중고딕" fo:font-family="한양중고딕" style:font-family-generic="roman" style:font-pitch="variable" fo:font-size="10pt" style:font-name-asian="한양중고딕1" style:font-family-asian="한양중고딕" style:font-family-generic-asian="system" style:font-pitch-asian="variable" style:font-size-asian="10pt"/>
    </style:style>
    <style:style style:name="xl7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69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중고딕" fo:font-family="한양중고딕" style:font-family-generic="roman" style:font-pitch="variable" fo:font-size="10pt" style:font-name-asian="한양중고딕1" style:font-family-asian="한양중고딕" style:font-family-generic-asian="system" style:font-pitch-asian="variable" style:font-size-asian="10pt"/>
    </style:style>
    <style:style style:name="xl75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8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80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83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81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8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85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82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7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style:font-name-asian="돋움1" style:font-family-asian="돋움" style:font-family-generic-asian="system" style:font-pitch-asian="variable" style:font-size-asian="10pt"/>
    </style:style>
    <style:style style:name="xl26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9pt" style:font-name-asian="돋움1" style:font-family-asian="돋움" style:font-family-generic-asian="system" style:font-pitch-asian="variable" style:font-size-asian="9pt"/>
    </style:style>
    <style:style style:name="MS바탕글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40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2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36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3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2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23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30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xl4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" fo:font-family="굴림" style:font-family-generic="roman" style:font-pitch="variable" fo:font-size="9pt" style:font-name-asian="굴림1" style:font-family-asian="굴림" style:font-family-generic-asian="system" style:font-pitch-asian="variable" style:font-size-asian="9pt"/>
    </style:style>
    <style:style style:name="머리말_28_신명조9_29_" style:display-name="머리말(신명조9)" style:family="paragraph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신명조" fo:font-family="한양신명조" style:font-family-generic="roman" style:font-pitch="variable" fo:font-size="9pt" style:font-name-asian="한양신명조1" style:font-family-asian="한양신명조" style:font-family-generic-asian="system" style:font-pitch-asian="variable" style:font-size-asian="9pt"/>
    </style:style>
    <style:style style:name="xl43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45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46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48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49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1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2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5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35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37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47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0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3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6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8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59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61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6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63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8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8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1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3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5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6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5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0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6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2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3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98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1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3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6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8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9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22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2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29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30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ff0000" loext:opacity="100%" style:font-name="맑은 고딕" fo:font-family="'맑은 고딕'" style:font-family-generic="roman" style:font-pitch="variable" fo:font-size="12pt" style:font-name-asian="맑은 고딕1" style:font-family-asian="'맑은 고딕'" style:font-family-generic-asian="system" style:font-pitch-asian="variable" style:font-size-asian="12pt"/>
    </style:style>
    <style:style style:name="xl16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83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85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87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8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65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78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6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33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3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38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3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180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41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7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6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9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43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69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46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72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0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14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48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49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50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86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51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52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67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88" style:family="paragraph">
      <style:paragraph-properties fo:margin-left="0in" fo:margin-right="0in" fo:margin-top="0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53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54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37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55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27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26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01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17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20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21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57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36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128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MsoListParagraph" style:family="paragraph">
      <style:paragraph-properties fo:margin-left="0.278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발신기관_2f_발신명의" style:display-name="발신기관/발신명의" style:family="paragraph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중고딕" fo:font-family="한양중고딕" style:font-family-generic="roman" style:font-pitch="variable" fo:font-size="24pt" fo:font-weight="bold" style:font-name-asian="한양중고딕1" style:font-family-asian="한양중고딕" style:font-family-generic-asian="system" style:font-pitch-asian="variable" style:font-size-asian="24pt" style:font-weight-asian="bold"/>
    </style:style>
    <style:style style:name="xl1154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돋움" fo:font-family="돋움" style:font-family-generic="roman" style:font-pitch="variable" fo:font-size="11pt" style:font-name-asian="돋움1" style:font-family-asian="돋움" style:font-family-generic-asian="system" style:font-pitch-asian="variable" style:font-size-asian="11pt"/>
    </style:style>
    <style:style style:name="xl90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바탕글1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-left="0.0555in" fo:padding-right="0.0555in" fo:padding-top="0.0138in" fo:padding-bottom="0.0138in" fo:border="none" style:shadow="none" style:vertical-align="baseline" style:snap-to-layout-grid="tru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바탕글_20_사본1" style:display-name="바탕글 사본1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HCI Poppy" fo:font-family="'HCI Poppy'" style:font-family-generic="roman" style:font-pitch="variable" fo:font-size="15pt" fo:background-color="transparent" style:font-name-asian="휴먼명조1" style:font-family-asian="휴먼명조" style:font-family-generic-asian="system" style:font-pitch-asian="variable" style:font-size-asian="15pt"/>
    </style:style>
    <style:style style:name="td" style:family="paragraph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in" style:auto-text-indent="false" fo:padding="0in" fo:border="none" style:shadow="none" style:vertical-align="middle" style:snap-to-layout-grid="tru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41304" style:family="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 style:shadow="none" style:vertical-align="middle" style:snap-to-layout-grid="true"/>
      <style:text-properties fo:color="#000000" loext:opacity="100%" style:font-name="맑은 고딕" fo:font-family="'맑은 고딕'" style:font-family-generic="roman" style:font-pitch="variable" fo:font-size="11pt" style:font-name-asian="맑은 고딕1" style:font-family-asian="'맑은 고딕'" style:font-family-generic-asian="system" style:font-pitch-asian="variable" style:font-size-asian="11pt"/>
    </style:style>
    <style:style style:name="xl91_20_사본6" style:display-name="xl91 사본6" style:family="paragraph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fo:padding="0in" fo:border="none" style:shadow="none" style:vertical-align="middle" style:snap-to-layout-grid="tru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xl108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맑은 고딕" fo:font-family="'맑은 고딕'" style:font-family-generic="roman" style:font-pitch="variable" fo:font-size="10pt" style:font-name-asian="맑은 고딕1" style:font-family-asian="'맑은 고딕'" style:font-family-generic-asian="system" style:font-pitch-asian="variable" style:font-size-asian="10pt"/>
    </style:style>
    <style:style style:name="네모_28_ㅁ_29_" style:display-name="네모(ㅁ)" style:family="paragraph">
      <style:paragraph-properties fo:margin-left="0.3154in" fo:margin-right="0in" fo:margin-top="0in" fo:margin-bottom="0.0417in" style:contextual-spacing="false" fo:line-height="165%" fo:text-align="justify" style:justify-single-word="false" fo:orphans="0" fo:widows="0" fo:text-indent="-0.3154in" style:auto-text-indent="false" fo:padding="0in" fo:border="none" style:shadow="none" style:vertical-align="baseline" style:snap-to-layout-grid="true"/>
      <style:text-properties fo:color="#000000" loext:opacity="100%" style:font-name="HCI Poppy" fo:font-family="'HCI Poppy'" style:font-family-generic="roman" style:font-pitch="variable" fo:font-size="15pt" fo:background-color="transparent" style:font-name-asian="휴먼명조1" style:font-family-asian="휴먼명조" style:font-family-generic-asian="system" style:font-pitch-asian="variable" style:font-size-asian="15pt"/>
    </style:style>
    <style:style style:name="동그라미_28_ㅇ_29_" style:display-name="동그라미(ㅇ)" style:family="paragraph">
      <style:paragraph-properties fo:margin-left="0.398in" fo:margin-right="0in" fo:margin-top="0in" fo:margin-bottom="0.0417in" style:contextual-spacing="false" fo:line-height="165%" fo:text-align="justify" style:justify-single-word="false" fo:orphans="0" fo:widows="0" fo:text-indent="-0.398in" style:auto-text-indent="false" fo:padding="0in" fo:border="none" style:shadow="none" style:vertical-align="baseline" style:snap-to-layout-grid="true"/>
      <style:text-properties fo:color="#000000" loext:opacity="100%" style:font-name="HCI Poppy" fo:font-family="'HCI Poppy'" style:font-family-generic="roman" style:font-pitch="variable" fo:font-size="14pt" fo:background-color="transparent" style:font-name-asian="휴먼명조1" style:font-family-asian="휴먼명조" style:font-family-generic-asian="system" style:font-pitch-asian="variable" style:font-size-asian="14pt"/>
    </style:style>
    <style:style style:name="xl115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HCI Poppy" fo:font-family="'HCI Poppy'" style:font-family-generic="roman" style:font-pitch="variable" fo:font-size="11pt" style:font-name-asian="한컴바탕" style:font-family-asian="한컴바탕" style:font-family-generic-asian="system" style:font-pitch-asian="variable" style:font-size-asian="11pt"/>
    </style:style>
    <style:style style:name="_2b__2b_글상자" style:display-name="++글상자" style:family="paragraph">
      <style:paragraph-properties fo:margin-left="0.1252in" fo:margin-right="0in" fo:margin-top="0in" fo:margin-bottom="0in" style:contextual-spacing="false" fo:line-height="150%" fo:text-align="justify" style:justify-single-word="false" fo:orphans="0" fo:widows="0" fo:text-indent="-0.1252in" style:auto-text-indent="false" fo:padding="0in" fo:border="none" style:shadow="none" style:vertical-align="baseline" style:snap-to-layout-grid="false"/>
      <style:text-properties fo:color="#000000" loext:opacity="100%" style:font-name="Yoon가변 윤고딕 310_TT" fo:font-family="'Yoon가변 윤고딕 310_TT'" style:font-family-generic="roman" style:font-pitch="variable" fo:font-size="11pt" fo:background-color="transparent" style:font-name-asian="Yoon가변 윤고딕 310_TT1" style:font-family-asian="'Yoon가변 윤고딕 310_TT'" style:font-family-generic-asian="system" style:font-pitch-asian="variable" style:font-size-asian="11pt" style:text-scale="95%"/>
    </style:style>
    <style:style style:name="타이들" style:family="paragraph">
      <style:paragraph-properties fo:margin-left="0in" fo:margin-right="0in" fo:margin-top="0in" fo:margin-bottom="0in" style:contextual-spacing="false" fo:line-height="130%" fo:text-align="center" style:justify-single-word="false" fo:orphans="0" fo:widows="0" fo:text-indent="0in" style:auto-text-indent="false" fo:padding="0in" fo:border="none" style:shadow="none" style:vertical-align="baseline" style:snap-to-layout-grid="true">
        <style:tab-stops>
          <style:tab-stop style:position="0in"/>
          <style:tab-stop style:position="0.5555in"/>
          <style:tab-stop style:position="1.111in"/>
          <style:tab-stop style:position="1.6665in"/>
          <style:tab-stop style:position="2.222in"/>
          <style:tab-stop style:position="2.778in"/>
          <style:tab-stop style:position="3.3335in"/>
          <style:tab-stop style:position="3.889in"/>
          <style:tab-stop style:position="4.4445in"/>
          <style:tab-stop style:position="5in"/>
          <style:tab-stop style:position="5.5555in"/>
          <style:tab-stop style:position="6.111in"/>
          <style:tab-stop style:position="6.6665in"/>
          <style:tab-stop style:position="7.222in"/>
          <style:tab-stop style:position="7.778in"/>
          <style:tab-stop style:position="8.3335in"/>
          <style:tab-stop style:position="8.889in"/>
          <style:tab-stop style:position="9.4445in"/>
          <style:tab-stop style:position="10in"/>
          <style:tab-stop style:position="10.5555in"/>
          <style:tab-stop style:position="11.111in"/>
          <style:tab-stop style:position="11.6665in"/>
          <style:tab-stop style:position="12.222in"/>
          <style:tab-stop style:position="12.778in"/>
          <style:tab-stop style:position="13.3335in"/>
          <style:tab-stop style:position="13.889in"/>
          <style:tab-stop style:position="14.4445in"/>
          <style:tab-stop style:position="15in"/>
          <style:tab-stop style:position="15.5555in"/>
          <style:tab-stop style:position="16.111in"/>
          <style:tab-stop style:position="16.6665in"/>
          <style:tab-stop style:position="17.222in"/>
        </style:tab-stops>
      </style:paragraph-properties>
      <style:text-properties fo:color="#000000" loext:opacity="100%" style:font-name="-윤명조150" fo:font-family="-윤명조150" style:font-family-generic="roman" style:font-pitch="variable" fo:font-size="13pt" fo:letter-spacing="-0.0071in" style:font-name-asian="-윤명조1501" style:font-family-asian="-윤명조150" style:font-family-generic-asian="system" style:font-pitch-asian="variable" style:font-size-asian="13pt" style:text-scale="96%"/>
    </style:style>
    <style:style style:name="_2b_별지" style:display-name="+별지" style:family="paragraph">
      <style:paragraph-properties fo:margin-left="0in" fo:margin-right="0in" fo:margin-top="0in" fo:margin-bottom="0in" style:contextual-spacing="false" fo:line-height="160%" fo:text-align="end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8pt" fo:background-color="transparent" style:font-name-asian="돋움1" style:font-family-asian="돋움" style:font-family-generic-asian="system" style:font-pitch-asian="variable" style:font-size-asian="8pt"/>
    </style:style>
    <style:style style:name="_2b_제목" style:display-name="+제목" style:family="paragraph">
      <style:paragraph-properties fo:margin-left="0.25in" fo:margin-right="0in" fo:margin-top="0in" fo:margin-bottom="0in" style:contextual-spacing="false" fo:line-height="120%" fo:text-align="center" style:justify-single-word="false" fo:orphans="0" fo:widows="0" fo:text-indent="-0.25in" style:auto-text-indent="false" fo:padding="0in" fo:border="none" style:shadow="none" style:vertical-align="baseline" style:snap-to-layout-grid="false"/>
      <style:text-properties fo:color="#000000" loext:opacity="100%" style:font-name="한양견고딕" fo:font-family="한양견고딕" style:font-family-generic="roman" style:font-pitch="variable" fo:font-size="16pt" fo:background-color="transparent" style:font-name-asian="한양견고딕1" style:font-family-asian="한양견고딕" style:font-family-generic-asian="system" style:font-pitch-asian="variable" style:font-size-asian="16pt"/>
    </style:style>
    <style:style style:name="바탕글_20_사본3" style:display-name="바탕글 사본3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함초롬바탕" fo:font-family="함초롬바탕" style:font-family-generic="roman" style:font-pitch="variable" fo:font-size="10pt" fo:background-color="transparent" style:font-name-asian="함초롬바탕1" style:font-family-asian="함초롬바탕" style:font-family-generic-asian="system" style:font-pitch-asian="variable" style:font-size-asian="10pt"/>
    </style:style>
    <style:style style:name="바탕글_20_사본2" style:display-name="바탕글 사본2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체" fo:font-family="돋움체" style:font-family-generic="roman" style:font-pitch="variable" fo:font-size="10pt" fo:background-color="transparent" style:font-name-asian="돋움체1" style:font-family-asian="돋움체" style:font-family-generic-asian="system" style:font-pitch-asian="variable" style:font-size-asian="10pt"/>
    </style:style>
    <style:style style:name="_2b_가." style:display-name="+가." style:family="paragraph">
      <style:paragraph-properties fo:margin-left="0.139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fo:background-color="transparent" style:font-name-asian="돋움1" style:font-family-asian="돋움" style:font-family-generic-asian="system" style:font-pitch-asian="variable" style:font-size-asian="11pt"/>
    </style:style>
    <style:style style:name="큰제목_28_견고딕20_29_" style:display-name="큰제목(견고딕20)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견고딕" fo:font-family="한양견고딕" style:font-family-generic="roman" style:font-pitch="variable" fo:font-size="20pt" style:font-name-asian="한양견고딕1" style:font-family-asian="한양견고딕" style:font-family-generic-asian="system" style:font-pitch-asian="variable" style:font-size-asian="20pt"/>
    </style:style>
    <style:style style:name="_2b_1-1" style:display-name="+1-1" style:family="paragraph">
      <style:paragraph-properties fo:margin-left="0in" fo:margin-right="0in" fo:margin-top="0.139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fo:background-color="transparent" style:font-name-asian="돋움1" style:font-family-asian="돋움" style:font-family-generic-asian="system" style:font-pitch-asian="variable" style:font-size-asian="11pt"/>
    </style:style>
    <style:style style:name="_2b_1." style:display-name="+1." style:family="paragraph">
      <style:paragraph-properties fo:margin-left="0in" fo:margin-right="0in" fo:margin-top="0.139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1pt" fo:font-weight="bold" fo:background-color="transparent" style:font-name-asian="돋움1" style:font-family-asian="돋움" style:font-family-generic-asian="system" style:font-pitch-asian="variable" style:font-size-asian="11pt" style:font-weight-asian="bold"/>
    </style:style>
    <style:style style:name="_2b_표머리" style:display-name="+표머리" style:family="paragraph">
      <style:paragraph-properties fo:margin-left="0in" fo:margin-right="0in" fo:margin-top="0in" fo:margin-bottom="0in" style:contextual-spacing="false" fo:line-height="14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fo:font-weight="bold" fo:background-color="transparent" style:font-name-asian="돋움1" style:font-family-asian="돋움" style:font-family-generic-asian="system" style:font-pitch-asian="variable" style:font-size-asian="10pt" style:font-weight-asian="bold"/>
    </style:style>
    <style:style style:name="_2b_표본문" style:display-name="+표본문" style:family="paragraph">
      <style:paragraph-properties fo:margin-left="0in" fo:margin-right="0in" fo:margin-top="0in" fo:margin-bottom="0in" style:contextual-spacing="false" fo:line-height="14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fo:background-color="transparent" style:font-name-asian="돋움1" style:font-family-asian="돋움" style:font-family-generic-asian="system" style:font-pitch-asian="variable" style:font-size-asian="10pt"/>
    </style:style>
    <style:style style:name="세부항목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돋움체" fo:font-family="돋움체" style:font-family-generic="roman" style:font-pitch="variable" fo:font-size="12pt" fo:font-weight="bold" fo:background-color="transparent" style:font-name-asian="돋움체1" style:font-family-asian="돋움체" style:font-family-generic-asian="system" style:font-pitch-asian="variable" style:font-size-asian="12pt" style:font-weight-asian="bold"/>
    </style:style>
    <style:style style:name="법령기본스타일_20_사본4" style:display-name="법령기본스타일 사본4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한양신명조" fo:font-family="한양신명조" style:font-family-generic="roman" style:font-pitch="variable" fo:font-size="14pt" style:font-name-asian="한양신명조1" style:font-family-asian="한양신명조" style:font-family-generic-asian="system" style:font-pitch-asian="variable" style:font-size-asian="14pt"/>
    </style:style>
    <style:style style:name="가." style:family="paragraph">
      <style:paragraph-properties fo:margin-left="0in" fo:margin-right="0in" fo:margin-top="0.1965in" fo:margin-bottom="0.1181in" style:contextual-spacing="false" fo:line-height="18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신명 신문명조" fo:font-family="'신명 신문명조'" style:font-family-generic="roman" style:font-pitch="variable" fo:font-size="12pt" fo:font-weight="bold" style:font-name-asian="신명 신문명조1" style:font-family-asian="'신명 신문명조'" style:font-family-generic-asian="system" style:font-pitch-asian="variable" style:font-size-asian="12pt" style:font-weight-asian="bold"/>
    </style:style>
    <style:style style:name="가.나.다." style:family="paragraph">
      <style:paragraph-properties fo:margin-left="0in" fo:margin-right="0in" fo:margin-top="0.1965in" fo:margin-bottom="0in" style:contextual-spacing="false" fo:line-height="160%" fo:text-align="start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HCI Poppy" fo:font-family="'HCI Poppy'" style:font-family-generic="roman" style:font-pitch="variable" fo:font-size="12pt" fo:font-weight="bold" style:font-name-asian="휴먼명조1" style:font-family-asian="휴먼명조" style:font-family-generic-asian="system" style:font-pitch-asian="variable" style:font-size-asian="12pt" style:font-weight-asian="bold"/>
    </style:style>
    <style:style style:name="_28_07년_29__20_1" style:display-name="(07년) 1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굴림체" fo:font-family="굴림체" style:font-family-generic="roman" style:font-pitch="variable" fo:font-size="14pt" fo:font-weight="bold" style:font-name-asian="굴림체1" style:font-family-asian="굴림체" style:font-family-generic-asian="system" style:font-pitch-asian="variable" style:font-size-asian="14pt" style:font-weight-asian="bold"/>
    </style:style>
    <style:style style:name="바탕글_20_사본8" style:display-name="바탕글 사본8" style:family="paragraph">
      <style:paragraph-properties fo:margin-left="0in" fo:margin-right="0in" fo:margin-top="0in" fo:margin-bottom="0in" style:contextual-spacing="false" fo:line-height="160%" fo:text-align="justify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바탕" fo:font-family="바탕" style:font-family-generic="roman" style:font-pitch="variable" fo:font-size="10pt" style:font-name-asian="바탕1" style:font-family-asian="바탕" style:font-family-generic-asian="system" style:font-pitch-asian="variable" style:font-size-asian="10pt"/>
    </style:style>
    <style:style style:name="_2b_작" style:display-name="+작" style:family="paragraph">
      <style:paragraph-properties fo:margin-left="0in" fo:margin-right="0in" fo:margin-top="0in" fo:margin-bottom="0in" style:contextual-spacing="false" fo:line-height="16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돋움" fo:font-family="돋움" style:font-family-generic="roman" style:font-pitch="variable" fo:font-size="10pt" fo:font-weight="bold" fo:background-color="transparent" style:font-name-asian="돋움1" style:font-family-asian="돋움" style:font-family-generic-asian="system" style:font-pitch-asian="variable" style:font-size-asian="10pt" style:font-weight-asian="bold"/>
    </style:style>
    <style:style style:name="별표타이틀" style:family="paragraph">
      <style:paragraph-properties fo:margin-left="0in" fo:margin-right="0in" fo:margin-top="0in" fo:margin-bottom="0in" style:contextual-spacing="false" fo:line-height="75%" fo:text-align="center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-윤명조150" fo:font-family="-윤명조150" style:font-family-generic="roman" style:font-pitch="variable" fo:font-size="13pt" fo:letter-spacing="-0.0071in" style:font-name-asian="-윤명조1501" style:font-family-asian="-윤명조150" style:font-family-generic-asian="system" style:font-pitch-asian="variable" style:font-size-asian="13pt" style:text-scale="96%"/>
    </style:style>
    <style:style style:name="조_5f_표" style:display-name="조_표" style:family="paragraph">
      <style:paragraph-properties fo:margin-left="0.1945in" fo:margin-right="0in" fo:margin-top="0in" fo:margin-bottom="0in" style:contextual-spacing="false" fo:line-height="180%" fo:text-align="justify" style:justify-single-word="false" fo:orphans="0" fo:widows="0" fo:text-indent="-0.1945in" style:auto-text-indent="false" fo:padding="0in" fo:border="none" style:shadow="none" style:vertical-align="baseline" style:snap-to-layout-grid="true"/>
      <style:text-properties fo:color="#000000" loext:opacity="100%" style:font-name="한양신명조" fo:font-family="한양신명조" style:font-family-generic="roman" style:font-pitch="variable" fo:font-size="14pt" style:font-name-asian="한양신명조1" style:font-family-asian="한양신명조" style:font-family-generic-asian="system" style:font-pitch-asian="variable" style:font-size-asian="14pt"/>
    </style:style>
    <style:style style:name="양식제목" style:family="paragraph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fo:padding="0in" fo:border="none" style:shadow="none" style:vertical-align="baseline" style:snap-to-layout-grid="false"/>
      <style:text-properties fo:color="#000000" loext:opacity="100%" style:font-name="한양견고딕" fo:font-family="한양견고딕" style:font-family-generic="roman" style:font-pitch="variable" fo:font-size="22pt" fo:letter-spacing="0.0028in" style:text-underline-style="solid" style:text-underline-width="auto" style:text-underline-color="font-color" style:font-name-asian="한양견고딕1" style:font-family-asian="한양견고딕" style:font-family-generic-asian="system" style:font-pitch-asian="variable" style:font-size-asian="22pt" style:text-scale="85%"/>
    </style:style>
    <style:style style:name="표하시라" style:family="paragraph">
      <style:paragraph-properties fo:margin-left="0in" fo:margin-right="0in" fo:margin-top="0in" fo:margin-bottom="0in" style:contextual-spacing="false" fo:line-height="135%" fo:text-align="center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-윤고딕120" fo:font-family="-윤고딕120" style:font-family-generic="roman" style:font-pitch="variable" fo:font-size="10pt" fo:letter-spacing="-0.0055in" style:font-name-asian="-윤고딕1201" style:font-family-asian="-윤고딕120" style:font-family-generic-asian="system" style:font-pitch-asian="variable" style:font-size-asian="10pt" style:text-scale="96%"/>
    </style:style>
    <style:style style:name="법령기본스타일" style:family="paragraph">
      <style:paragraph-properties fo:margin-left="0in" fo:margin-right="0in" fo:margin-top="0in" fo:margin-bottom="0in" style:contextual-spacing="false" fo:line-height="230%" fo:text-align="justify" style:justify-single-word="false" fo:orphans="0" fo:widows="0" fo:text-indent="0in" style:auto-text-indent="false" fo:padding="0in" fo:border="none" style:shadow="none" style:vertical-align="baseline" style:snap-to-layout-grid="true"/>
      <style:text-properties fo:color="#000000" loext:opacity="100%" style:font-name="한양신명조" fo:font-family="한양신명조" style:font-family-generic="roman" style:font-pitch="variable" fo:font-size="14pt" style:font-name-asian="한양신명조1" style:font-family-asian="한양신명조" style:font-family-generic-asian="system" style:font-pitch-asian="variable" style:font-size-asian="14pt"/>
    </style:style>
    <style:style style:name="항" style:family="paragraph">
      <style:paragraph-properties fo:margin-left="0.1945in" fo:margin-right="0in" fo:margin-top="0in" fo:margin-bottom="0in" style:contextual-spacing="false" fo:line-height="230%" fo:text-align="justify" style:justify-single-word="false" fo:orphans="0" fo:widows="0" fo:text-indent="-0.1945in" style:auto-text-indent="false" fo:padding="0in" fo:border="none" style:shadow="none" style:vertical-align="baseline" style:snap-to-layout-grid="true"/>
      <style:text-properties fo:color="#000000" loext:opacity="100%" style:font-name="한양신명조" fo:font-family="한양신명조" style:font-family-generic="roman" style:font-pitch="variable" fo:font-size="14pt" style:font-name-asian="한양신명조1" style:font-family-asian="한양신명조" style:font-family-generic-asian="system" style:font-pitch-asian="variable" style:font-size-asian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10" style:display-name="ListLabel 10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19" style:display-name="ListLabel 19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28" style:display-name="ListLabel 28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37" style:display-name="ListLabel 37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46" style:display-name="ListLabel 46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55" style:display-name="ListLabel 55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ListLabel_20_64" style:display-name="ListLabel 64" style:family="text">
      <style:text-properties fo:color="#000000" loext:opacity="100%" fo:font-size="10pt" style:font-name-asian="돋움1" style:font-family-asian="돋움" style:font-family-generic-asian="system" style:font-pitch-asian="variable" style:font-size-asian="10pt"/>
    </style:style>
    <style:style style:name="Endnote_20_Symbol" style:display-name="Endnote Symbol" style:family="text"/>
    <style:style style:name="ListLabel_20_65" style:display-name="ListLabel 65" style:family="text">
      <style:text-properties fo:color="#0000ff" loext:opacity="100%" style:font-name="돋움" fo:font-family="돋움" style:font-family-generic="roman" style:font-pitch="variable" fo:font-size="8pt" style:text-underline-style="solid" style:text-underline-width="auto" style:text-underline-color="font-color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3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4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5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6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7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8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9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2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3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4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5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16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7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18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9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1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22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23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24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25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26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27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8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30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1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32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33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34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35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36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7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39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40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1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42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43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44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45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6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48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49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50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1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52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53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54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5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57" loext:num-list-format="%2%." style:num-suffix=".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58" loext:num-list-format="%3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59" loext:num-list-format="%4%)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60" loext:num-list-format="(%5%)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61" loext:num-list-format="(%6%)" style:num-prefix="(" style:num-suffix=")" style:num-format="가, 나, 다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62" loext:num-list-format="%7%" style:num-format="①, ②, ③, ...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63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4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tar1</meta:initial-creator>
    <meta:creation-date>2006-11-09T14:07:27</meta:creation-date>
    <dc:date>2026-02-22T16:48:01.273113071</dc:date>
    <meta:generator>LibreOffice/25.8.2.2$Linux_X86_64 LibreOffice_project/580$Build-2</meta:generator>
    <meta:editing-duration>PT2M17S</meta:editing-duration>
    <meta:editing-cycles>2</meta:editing-cycles>
    <meta:document-statistic meta:table-count="1" meta:image-count="0" meta:object-count="0" meta:page-count="2" meta:paragraph-count="149" meta:word-count="919" meta:character-count="1587" meta:non-whitespace-character-count="1304"/>
    <meta:user-defined meta:name="AppVersion">12.3</meta:user-defined>
    <meta:user-defined meta:name="OOXMLCorePropertyVersion">0501.0001.06</meta:user-defined>
  </office:meta>
</office:document-meta>
</file>